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5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1.621cm"/>
    </style:style>
    <style:style style:name="co4" style:family="table-column">
      <style:table-column-properties fo:break-before="auto" style:column-width="2.554cm"/>
    </style:style>
    <style:style style:name="co5" style:family="table-column">
      <style:table-column-properties fo:break-before="auto" style:column-width="4.29cm"/>
    </style:style>
    <style:style style:name="co6" style:family="table-column">
      <style:table-column-properties fo:break-before="auto" style:column-width="4.062cm"/>
    </style:style>
    <style:style style:name="co7" style:family="table-column">
      <style:table-column-properties fo:break-before="auto" style:column-width="3.297cm"/>
    </style:style>
    <style:style style:name="co8" style:family="table-column">
      <style:table-column-properties fo:break-before="auto" style:column-width="2.575cm"/>
    </style:style>
    <style:style style:name="co9" style:family="table-column">
      <style:table-column-properties fo:break-before="auto" style:column-width="3.404cm"/>
    </style:style>
    <style:style style:name="co10" style:family="table-column">
      <style:table-column-properties fo:break-before="auto" style:column-width="1.558cm"/>
    </style:style>
    <style:style style:name="co11" style:family="table-column">
      <style:table-column-properties fo:break-before="auto" style:column-width="2.166cm"/>
    </style:style>
    <style:style style:name="co12" style:family="table-column">
      <style:table-column-properties fo:break-before="auto" style:column-width="2.367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5.101cm"/>
    </style:style>
    <style:style style:name="co15" style:family="table-column">
      <style:table-column-properties fo:break-before="auto" style:column-width="1.429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d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workclass</text:p>
          </table:table-cell>
          <table:table-cell office:value-type="string" calcext:value-type="string">
            <text:p>fnlwg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ducation_num</text:p>
          </table:table-cell>
          <table:table-cell office:value-type="string" calcext:value-type="string">
            <text:p>marital-status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capital-gain</text:p>
          </table:table-cell>
          <table:table-cell office:value-type="string" calcext:value-type="string">
            <text:p>capital-loss</text:p>
          </table:table-cell>
          <table:table-cell office:value-type="string" calcext:value-type="string">
            <text:p>hours-per-week</text:p>
          </table:table-cell>
          <table:table-cell office:value-type="string" calcext:value-type="string">
            <text:p>native-country</text:p>
          </table:table-cell>
          <table:table-cell office:value-type="string" calcext:value-type="string">
            <text:p>classe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State-gov</text:p>
          </table:table-cell>
          <table:table-cell office:value-type="float" office:value="77516" calcext:value-type="float">
            <text:p>77516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Self-emp-not-inc</text:p>
          </table:table-cell>
          <table:table-cell office:value-type="float" office:value="83311" calcext:value-type="float">
            <text:p>83311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Private</text:p>
          </table:table-cell>
          <table:table-cell office:value-type="float" office:value="215646" calcext:value-type="float">
            <text:p>21564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Private</text:p>
          </table:table-cell>
          <table:table-cell office:value-type="float" office:value="234721" calcext:value-type="float">
            <text:p>234721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Private</text:p>
          </table:table-cell>
          <table:table-cell office:value-type="float" office:value="338409" calcext:value-type="float">
            <text:p>338409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Cuba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Private</text:p>
          </table:table-cell>
          <table:table-cell office:value-type="float" office:value="284582" calcext:value-type="float">
            <text:p>284582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Private</text:p>
          </table:table-cell>
          <table:table-cell office:value-type="float" office:value="160187" calcext:value-type="float">
            <text:p>160187</text:p>
          </table:table-cell>
          <table:table-cell office:value-type="string" calcext:value-type="string">
            <text:p><text:s/>9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rried-spouse-absent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Jamaica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Self-emp-not-inc</text:p>
          </table:table-cell>
          <table:table-cell office:value-type="float" office:value="209642" calcext:value-type="float">
            <text:p>20964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45781" calcext:value-type="float">
            <text:p>45781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14084" calcext:value-type="float">
            <text:p>1408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Private</text:p>
          </table:table-cell>
          <table:table-cell office:value-type="float" office:value="159449" calcext:value-type="float">
            <text:p>159449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5178" calcext:value-type="float">
            <text:p>517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Private</text:p>
          </table:table-cell>
          <table:table-cell office:value-type="float" office:value="280464" calcext:value-type="float">
            <text:p>28046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State-gov</text:p>
          </table:table-cell>
          <table:table-cell office:value-type="float" office:value="141297" calcext:value-type="float">
            <text:p>141297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India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Private</text:p>
          </table:table-cell>
          <table:table-cell office:value-type="float" office:value="122272" calcext:value-type="float">
            <text:p>122272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Private</text:p>
          </table:table-cell>
          <table:table-cell office:value-type="float" office:value="205019" calcext:value-type="float">
            <text:p>205019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Private</text:p>
          </table:table-cell>
          <table:table-cell office:value-type="float" office:value="121772" calcext:value-type="float">
            <text:p>121772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ivate</text:p>
          </table:table-cell>
          <table:table-cell office:value-type="float" office:value="245487" calcext:value-type="float">
            <text:p>245487</text:p>
          </table:table-cell>
          <table:table-cell office:value-type="string" calcext:value-type="string">
            <text:p><text:s/>7th-8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Amer-Indian-Eskimo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Mexico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Self-emp-not-inc</text:p>
          </table:table-cell>
          <table:table-cell office:value-type="float" office:value="176756" calcext:value-type="float">
            <text:p>17675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Private</text:p>
          </table:table-cell>
          <table:table-cell office:value-type="float" office:value="186824" calcext:value-type="float">
            <text:p>18682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Private</text:p>
          </table:table-cell>
          <table:table-cell office:value-type="float" office:value="28887" calcext:value-type="float">
            <text:p>28887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Self-emp-not-inc</text:p>
          </table:table-cell>
          <table:table-cell office:value-type="float" office:value="292175" calcext:value-type="float">
            <text:p>292175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Private</text:p>
          </table:table-cell>
          <table:table-cell office:value-type="float" office:value="193524" calcext:value-type="float">
            <text:p>193524</text:p>
          </table:table-cell>
          <table:table-cell office:value-type="string" calcext:value-type="string">
            <text:p><text:s/>Doctora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Private</text:p>
          </table:table-cell>
          <table:table-cell office:value-type="float" office:value="302146" calcext:value-type="float">
            <text:p>30214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Federal-gov</text:p>
          </table:table-cell>
          <table:table-cell office:value-type="float" office:value="76845" calcext:value-type="float">
            <text:p>76845</text:p>
          </table:table-cell>
          <table:table-cell office:value-type="string" calcext:value-type="string">
            <text:p><text:s/>9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ivate</text:p>
          </table:table-cell>
          <table:table-cell office:value-type="float" office:value="117037" calcext:value-type="float">
            <text:p>117037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2042" calcext:value-type="float">
            <text:p>20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Private</text:p>
          </table:table-cell>
          <table:table-cell office:value-type="float" office:value="109015" calcext:value-type="float">
            <text:p>10901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Local-gov</text:p>
          </table:table-cell>
          <table:table-cell office:value-type="float" office:value="216851" calcext:value-type="float">
            <text:p>216851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Private</text:p>
          </table:table-cell>
          <table:table-cell office:value-type="float" office:value="168294" calcext:value-type="float">
            <text:p>16829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?</text:p>
          </table:table-cell>
          <table:table-cell office:value-type="float" office:value="180211" calcext:value-type="float">
            <text:p>180211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South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Private</text:p>
          </table:table-cell>
          <table:table-cell office:value-type="float" office:value="367260" calcext:value-type="float">
            <text:p>36726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Private</text:p>
          </table:table-cell>
          <table:table-cell office:value-type="float" office:value="193366" calcext:value-type="float">
            <text:p>19336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Local-gov</text:p>
          </table:table-cell>
          <table:table-cell office:value-type="float" office:value="190709" calcext:value-type="float">
            <text:p>190709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tective-serv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Private</text:p>
          </table:table-cell>
          <table:table-cell office:value-type="float" office:value="266015" calcext:value-type="float">
            <text:p>26601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Private</text:p>
          </table:table-cell>
          <table:table-cell office:value-type="float" office:value="386940" calcext:value-type="float">
            <text:p>386940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Federal-gov</text:p>
          </table:table-cell>
          <table:table-cell office:value-type="float" office:value="59951" calcext:value-type="float">
            <text:p>59951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State-gov</text:p>
          </table:table-cell>
          <table:table-cell office:value-type="float" office:value="311512" calcext:value-type="float">
            <text:p>31151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Private</text:p>
          </table:table-cell>
          <table:table-cell office:value-type="float" office:value="242406" calcext:value-type="float">
            <text:p>242406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Puerto-Rico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Private</text:p>
          </table:table-cell>
          <table:table-cell office:value-type="float" office:value="197200" calcext:value-type="float">
            <text:p>197200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Private</text:p>
          </table:table-cell>
          <table:table-cell office:value-type="float" office:value="544091" calcext:value-type="float">
            <text:p>54409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AF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84154" calcext:value-type="float">
            <text:p>8415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Self-emp-not-inc</text:p>
          </table:table-cell>
          <table:table-cell office:value-type="float" office:value="265477" calcext:value-type="float">
            <text:p>265477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507875" calcext:value-type="float">
            <text:p>507875</text:p>
          </table:table-cell>
          <table:table-cell office:value-type="string" calcext:value-type="string">
            <text:p><text:s/>9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Self-emp-not-inc</text:p>
          </table:table-cell>
          <table:table-cell office:value-type="float" office:value="88506" calcext:value-type="float">
            <text:p>88506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ivate</text:p>
          </table:table-cell>
          <table:table-cell office:value-type="float" office:value="172987" calcext:value-type="float">
            <text:p>172987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Private</text:p>
          </table:table-cell>
          <table:table-cell office:value-type="float" office:value="94638" calcext:value-type="float">
            <text:p>9463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Private</text:p>
          </table:table-cell>
          <table:table-cell office:value-type="float" office:value="289980" calcext:value-type="float">
            <text:p>28998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Federal-gov</text:p>
          </table:table-cell>
          <table:table-cell office:value-type="float" office:value="337895" calcext:value-type="float">
            <text:p>337895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Private</text:p>
          </table:table-cell>
          <table:table-cell office:value-type="float" office:value="144361" calcext:value-type="float">
            <text:p>14436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Private</text:p>
          </table:table-cell>
          <table:table-cell office:value-type="float" office:value="128354" calcext:value-type="float">
            <text:p>128354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State-gov</text:p>
          </table:table-cell>
          <table:table-cell office:value-type="float" office:value="101603" calcext:value-type="float">
            <text:p>101603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Private</text:p>
          </table:table-cell>
          <table:table-cell office:value-type="float" office:value="271466" calcext:value-type="float">
            <text:p>271466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Private</text:p>
          </table:table-cell>
          <table:table-cell office:value-type="float" office:value="32275" calcext:value-type="float">
            <text:p>3227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Other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Private</text:p>
          </table:table-cell>
          <table:table-cell office:value-type="float" office:value="226956" calcext:value-type="float">
            <text:p>22695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Private</text:p>
          </table:table-cell>
          <table:table-cell office:value-type="float" office:value="51835" calcext:value-type="float">
            <text:p>51835</text:p>
          </table:table-cell>
          <table:table-cell office:value-type="string" calcext:value-type="string">
            <text:p><text:s/>Prof-schoo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Hondura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Federal-gov</text:p>
          </table:table-cell>
          <table:table-cell office:value-type="float" office:value="251585" calcext:value-type="float">
            <text:p>251585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Self-emp-inc</text:p>
          </table:table-cell>
          <table:table-cell office:value-type="float" office:value="109832" calcext:value-type="float">
            <text:p>10983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ivate</text:p>
          </table:table-cell>
          <table:table-cell office:value-type="float" office:value="237993" calcext:value-type="float">
            <text:p>23799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Private</text:p>
          </table:table-cell>
          <table:table-cell office:value-type="float" office:value="216666" calcext:value-type="float">
            <text:p>216666</text:p>
          </table:table-cell>
          <table:table-cell office:value-type="string" calcext:value-type="string">
            <text:p><text:s/>5th-6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Mexico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ivate</text:p>
          </table:table-cell>
          <table:table-cell office:value-type="float" office:value="56352" calcext:value-type="float">
            <text:p>56352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Puerto-Rico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Private</text:p>
          </table:table-cell>
          <table:table-cell office:value-type="float" office:value="147372" calcext:value-type="float">
            <text:p>14737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ivate</text:p>
          </table:table-cell>
          <table:table-cell office:value-type="float" office:value="188146" calcext:value-type="float">
            <text:p>18814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5013" calcext:value-type="float">
            <text:p>501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ivate</text:p>
          </table:table-cell>
          <table:table-cell office:value-type="float" office:value="59496" calcext:value-type="float">
            <text:p>59496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?</text:p>
          </table:table-cell>
          <table:table-cell office:value-type="float" office:value="293936" calcext:value-type="float">
            <text:p>293936</text:p>
          </table:table-cell>
          <table:table-cell office:value-type="string" calcext:value-type="string">
            <text:p><text:s/>7th-8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rried-spouse-absent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Private</text:p>
          </table:table-cell>
          <table:table-cell office:value-type="float" office:value="149640" calcext:value-type="float">
            <text:p>14964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Private</text:p>
          </table:table-cell>
          <table:table-cell office:value-type="float" office:value="116632" calcext:value-type="float">
            <text:p>116632</text:p>
          </table:table-cell>
          <table:table-cell office:value-type="string" calcext:value-type="string">
            <text:p><text:s/>Doctora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Private</text:p>
          </table:table-cell>
          <table:table-cell office:value-type="float" office:value="105598" calcext:value-type="float">
            <text:p>10559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Private</text:p>
          </table:table-cell>
          <table:table-cell office:value-type="float" office:value="155537" calcext:value-type="float">
            <text:p>15553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Private</text:p>
          </table:table-cell>
          <table:table-cell office:value-type="float" office:value="183175" calcext:value-type="float">
            <text:p>18317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Private</text:p>
          </table:table-cell>
          <table:table-cell office:value-type="float" office:value="169846" calcext:value-type="float">
            <text:p>16984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Self-emp-inc</text:p>
          </table:table-cell>
          <table:table-cell office:value-type="float" office:value="191681" calcext:value-type="float">
            <text:p>191681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?</text:p>
          </table:table-cell>
          <table:table-cell office:value-type="float" office:value="200681" calcext:value-type="float">
            <text:p>200681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Private</text:p>
          </table:table-cell>
          <table:table-cell office:value-type="float" office:value="101509" calcext:value-type="float">
            <text:p>10150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309974" calcext:value-type="float">
            <text:p>309974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Self-emp-not-inc</text:p>
          </table:table-cell>
          <table:table-cell office:value-type="float" office:value="162298" calcext:value-type="float">
            <text:p>162298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Private</text:p>
          </table:table-cell>
          <table:table-cell office:value-type="float" office:value="211678" calcext:value-type="float">
            <text:p>21167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Private</text:p>
          </table:table-cell>
          <table:table-cell office:value-type="float" office:value="124744" calcext:value-type="float">
            <text:p>12474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rivate</text:p>
          </table:table-cell>
          <table:table-cell office:value-type="float" office:value="213921" calcext:value-type="float">
            <text:p>21392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Mexico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Private</text:p>
          </table:table-cell>
          <table:table-cell office:value-type="float" office:value="32214" calcext:value-type="float">
            <text:p>32214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?</text:p>
          </table:table-cell>
          <table:table-cell office:value-type="float" office:value="212759" calcext:value-type="float">
            <text:p>212759</text:p>
          </table:table-cell>
          <table:table-cell office:value-type="string" calcext:value-type="string">
            <text:p><text:s/>10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Private</text:p>
          </table:table-cell>
          <table:table-cell office:value-type="float" office:value="309634" calcext:value-type="float">
            <text:p>309634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Local-gov</text:p>
          </table:table-cell>
          <table:table-cell office:value-type="float" office:value="125927" calcext:value-type="float">
            <text:p>125927</text:p>
          </table:table-cell>
          <table:table-cell office:value-type="string" calcext:value-type="string">
            <text:p><text:s/>7th-8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Private</text:p>
          </table:table-cell>
          <table:table-cell office:value-type="float" office:value="446839" calcext:value-type="float">
            <text:p>44683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Private</text:p>
          </table:table-cell>
          <table:table-cell office:value-type="float" office:value="276515" calcext:value-type="float">
            <text:p>276515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Cuba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Private</text:p>
          </table:table-cell>
          <table:table-cell office:value-type="float" office:value="51618" calcext:value-type="float">
            <text:p>5161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Private</text:p>
          </table:table-cell>
          <table:table-cell office:value-type="float" office:value="159937" calcext:value-type="float">
            <text:p>15993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Private</text:p>
          </table:table-cell>
          <table:table-cell office:value-type="float" office:value="343591" calcext:value-type="float">
            <text:p>34359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14344" calcext:value-type="float">
            <text:p>1434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Private</text:p>
          </table:table-cell>
          <table:table-cell office:value-type="float" office:value="346253" calcext:value-type="float">
            <text:p>34625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Local-gov</text:p>
          </table:table-cell>
          <table:table-cell office:value-type="float" office:value="268234" calcext:value-type="float">
            <text:p>26823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tective-serv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202051" calcext:value-type="float">
            <text:p>202051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ivate</text:p>
          </table:table-cell>
          <table:table-cell office:value-type="float" office:value="54334" calcext:value-type="float">
            <text:p>54334</text:p>
          </table:table-cell>
          <table:table-cell office:value-type="string" calcext:value-type="string">
            <text:p><text:s/>9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Federal-gov</text:p>
          </table:table-cell>
          <table:table-cell office:value-type="float" office:value="410867" calcext:value-type="float">
            <text:p>410867</text:p>
          </table:table-cell>
          <table:table-cell office:value-type="string" calcext:value-type="string">
            <text:p><text:s/>Doctora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Private</text:p>
          </table:table-cell>
          <table:table-cell office:value-type="float" office:value="249977" calcext:value-type="float">
            <text:p>249977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Private</text:p>
          </table:table-cell>
          <table:table-cell office:value-type="float" office:value="286730" calcext:value-type="float">
            <text:p>286730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Private</text:p>
          </table:table-cell>
          <table:table-cell office:value-type="float" office:value="212563" calcext:value-type="float">
            <text:p>21256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ivate</text:p>
          </table:table-cell>
          <table:table-cell office:value-type="float" office:value="117747" calcext:value-type="float">
            <text:p>11774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Female</text:p>
          </table:table-cell>
          <table:table-cell office:value-type="float" office:value="0" calcext:value-type="float">
            <text:p>0</text:p>
          </table:table-cell>
          <table:table-cell office:value-type="float" office:value="1573" calcext:value-type="float">
            <text:p>157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Local-gov</text:p>
          </table:table-cell>
          <table:table-cell office:value-type="float" office:value="226296" calcext:value-type="float">
            <text:p>226296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tective-serv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Local-gov</text:p>
          </table:table-cell>
          <table:table-cell office:value-type="float" office:value="115585" calcext:value-type="float">
            <text:p>11558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Self-emp-not-inc</text:p>
          </table:table-cell>
          <table:table-cell office:value-type="float" office:value="191277" calcext:value-type="float">
            <text:p>191277</text:p>
          </table:table-cell>
          <table:table-cell office:value-type="string" calcext:value-type="string">
            <text:p><text:s/>Doctora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Private</text:p>
          </table:table-cell>
          <table:table-cell office:value-type="float" office:value="202683" calcext:value-type="float">
            <text:p>20268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Private</text:p>
          </table:table-cell>
          <table:table-cell office:value-type="float" office:value="171095" calcext:value-type="float">
            <text:p>171095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ngland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Federal-gov</text:p>
          </table:table-cell>
          <table:table-cell office:value-type="float" office:value="249409" calcext:value-type="float">
            <text:p>24940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Private</text:p>
          </table:table-cell>
          <table:table-cell office:value-type="float" office:value="124191" calcext:value-type="float">
            <text:p>124191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Private</text:p>
          </table:table-cell>
          <table:table-cell office:value-type="float" office:value="198282" calcext:value-type="float">
            <text:p>198282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15024" calcext:value-type="float">
            <text:p>150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Self-emp-not-inc</text:p>
          </table:table-cell>
          <table:table-cell office:value-type="float" office:value="149116" calcext:value-type="float">
            <text:p>149116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Private</text:p>
          </table:table-cell>
          <table:table-cell office:value-type="float" office:value="188300" calcext:value-type="float">
            <text:p>188300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Private</text:p>
          </table:table-cell>
          <table:table-cell office:value-type="float" office:value="103432" calcext:value-type="float">
            <text:p>10343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Self-emp-inc</text:p>
          </table:table-cell>
          <table:table-cell office:value-type="float" office:value="317660" calcext:value-type="float">
            <text:p>31766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7688" calcext:value-type="float">
            <text:p>768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?</text:p>
          </table:table-cell>
          <table:table-cell office:value-type="float" office:value="304873" calcext:value-type="float">
            <text:p>304873</text:p>
          </table:table-cell>
          <table:table-cell office:value-type="string" calcext:value-type="string">
            <text:p><text:s/>10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34095" calcext:value-type="float">
            <text:p>3409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ivate</text:p>
          </table:table-cell>
          <table:table-cell office:value-type="float" office:value="194901" calcext:value-type="float">
            <text:p>194901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Local-gov</text:p>
          </table:table-cell>
          <table:table-cell office:value-type="float" office:value="189265" calcext:value-type="float">
            <text:p>18926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Private</text:p>
          </table:table-cell>
          <table:table-cell office:value-type="float" office:value="124692" calcext:value-type="float">
            <text:p>12469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ivate</text:p>
          </table:table-cell>
          <table:table-cell office:value-type="float" office:value="432376" calcext:value-type="float">
            <text:p>432376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Private</text:p>
          </table:table-cell>
          <table:table-cell office:value-type="float" office:value="65324" calcext:value-type="float">
            <text:p>65324</text:p>
          </table:table-cell>
          <table:table-cell office:value-type="string" calcext:value-type="string">
            <text:p><text:s/>Prof-schoo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Self-emp-not-inc</text:p>
          </table:table-cell>
          <table:table-cell office:value-type="float" office:value="335605" calcext:value-type="float">
            <text:p>33560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Canada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Private</text:p>
          </table:table-cell>
          <table:table-cell office:value-type="float" office:value="377869" calcext:value-type="float">
            <text:p>37786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4064" calcext:value-type="float">
            <text:p>406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Private</text:p>
          </table:table-cell>
          <table:table-cell office:value-type="float" office:value="102864" calcext:value-type="float">
            <text:p>10286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Private</text:p>
          </table:table-cell>
          <table:table-cell office:value-type="float" office:value="95647" calcext:value-type="float">
            <text:p>95647</text:p>
          </table:table-cell>
          <table:table-cell office:value-type="string" calcext:value-type="string">
            <text:p><text:s/>9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Self-emp-inc</text:p>
          </table:table-cell>
          <table:table-cell office:value-type="float" office:value="303090" calcext:value-type="float">
            <text:p>303090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Local-gov</text:p>
          </table:table-cell>
          <table:table-cell office:value-type="float" office:value="197371" calcext:value-type="float">
            <text:p>197371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Private</text:p>
          </table:table-cell>
          <table:table-cell office:value-type="float" office:value="247552" calcext:value-type="float">
            <text:p>24755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Private</text:p>
          </table:table-cell>
          <table:table-cell office:value-type="float" office:value="102632" calcext:value-type="float">
            <text:p>10263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Private</text:p>
          </table:table-cell>
          <table:table-cell office:value-type="float" office:value="199915" calcext:value-type="float">
            <text:p>19991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Private</text:p>
          </table:table-cell>
          <table:table-cell office:value-type="float" office:value="118853" calcext:value-type="float">
            <text:p>118853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ivate</text:p>
          </table:table-cell>
          <table:table-cell office:value-type="float" office:value="77143" calcext:value-type="float">
            <text:p>77143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Germany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State-gov</text:p>
          </table:table-cell>
          <table:table-cell office:value-type="float" office:value="267989" calcext:value-type="float">
            <text:p>267989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Private</text:p>
          </table:table-cell>
          <table:table-cell office:value-type="float" office:value="301606" calcext:value-type="float">
            <text:p>301606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Private</text:p>
          </table:table-cell>
          <table:table-cell office:value-type="float" office:value="287828" calcext:value-type="float">
            <text:p>287828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Private</text:p>
          </table:table-cell>
          <table:table-cell office:value-type="float" office:value="111697" calcext:value-type="float">
            <text:p>111697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0" calcext:value-type="float">
            <text:p>0</text:p>
          </table:table-cell>
          <table:table-cell office:value-type="float" office:value="1719" calcext:value-type="float">
            <text:p>17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114937" calcext:value-type="float">
            <text:p>114937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?</text:p>
          </table:table-cell>
          <table:table-cell office:value-type="float" office:value="129305" calcext:value-type="float">
            <text:p>12930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Private</text:p>
          </table:table-cell>
          <table:table-cell office:value-type="float" office:value="365739" calcext:value-type="float">
            <text:p>36573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Private</text:p>
          </table:table-cell>
          <table:table-cell office:value-type="float" office:value="69621" calcext:value-type="float">
            <text:p>69621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ivate</text:p>
          </table:table-cell>
          <table:table-cell office:value-type="float" office:value="43323" calcext:value-type="float">
            <text:p>4332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Self-emp-not-inc</text:p>
          </table:table-cell>
          <table:table-cell office:value-type="float" office:value="120985" calcext:value-type="float">
            <text:p>12098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4386" calcext:value-type="float">
            <text:p>438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Private</text:p>
          </table:table-cell>
          <table:table-cell office:value-type="float" office:value="254202" calcext:value-type="float">
            <text:p>254202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Private</text:p>
          </table:table-cell>
          <table:table-cell office:value-type="float" office:value="146195" calcext:value-type="float">
            <text:p>146195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Federal-gov</text:p>
          </table:table-cell>
          <table:table-cell office:value-type="float" office:value="125933" calcext:value-type="float">
            <text:p>125933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Iran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Self-emp-not-inc</text:p>
          </table:table-cell>
          <table:table-cell office:value-type="float" office:value="56920" calcext:value-type="float">
            <text:p>5692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rivate</text:p>
          </table:table-cell>
          <table:table-cell office:value-type="float" office:value="163127" calcext:value-type="float">
            <text:p>163127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Private</text:p>
          </table:table-cell>
          <table:table-cell office:value-type="float" office:value="34310" calcext:value-type="float">
            <text:p>34310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Private</text:p>
          </table:table-cell>
          <table:table-cell office:value-type="float" office:value="81973" calcext:value-type="float">
            <text:p>8197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Self-emp-inc</text:p>
          </table:table-cell>
          <table:table-cell office:value-type="float" office:value="66614" calcext:value-type="float">
            <text:p>6661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rivate</text:p>
          </table:table-cell>
          <table:table-cell office:value-type="float" office:value="232782" calcext:value-type="float">
            <text:p>23278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Private</text:p>
          </table:table-cell>
          <table:table-cell office:value-type="float" office:value="316868" calcext:value-type="float">
            <text:p>31686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Mexico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Private</text:p>
          </table:table-cell>
          <table:table-cell office:value-type="float" office:value="196584" calcext:value-type="float">
            <text:p>196584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Private</text:p>
          </table:table-cell>
          <table:table-cell office:value-type="float" office:value="105376" calcext:value-type="float">
            <text:p>105376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185814" calcext:value-type="float">
            <text:p>18581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Private</text:p>
          </table:table-cell>
          <table:table-cell office:value-type="float" office:value="175374" calcext:value-type="float">
            <text:p>17537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Private</text:p>
          </table:table-cell>
          <table:table-cell office:value-type="float" office:value="108293" calcext:value-type="float">
            <text:p>10829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Private</text:p>
          </table:table-cell>
          <table:table-cell office:value-type="float" office:value="181232" calcext:value-type="float">
            <text:p>181232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2179" calcext:value-type="float">
            <text:p>217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?</text:p>
          </table:table-cell>
          <table:table-cell office:value-type="float" office:value="174662" calcext:value-type="float">
            <text:p>17466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Local-gov</text:p>
          </table:table-cell>
          <table:table-cell office:value-type="float" office:value="186009" calcext:value-type="float">
            <text:p>18600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Mexico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ivate</text:p>
          </table:table-cell>
          <table:table-cell office:value-type="float" office:value="198183" calcext:value-type="float">
            <text:p>19818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163003" calcext:value-type="float">
            <text:p>163003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Philippin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Private</text:p>
          </table:table-cell>
          <table:table-cell office:value-type="float" office:value="296158" calcext:value-type="float">
            <text:p>29615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?</text:p>
          </table:table-cell>
          <table:table-cell office:value-type="float" office:value="252903" calcext:value-type="float">
            <text:p>25290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Private</text:p>
          </table:table-cell>
          <table:table-cell office:value-type="float" office:value="187715" calcext:value-type="float">
            <text:p>18771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Private</text:p>
          </table:table-cell>
          <table:table-cell office:value-type="float" office:value="214542" calcext:value-type="float">
            <text:p>214542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Self-emp-not-inc</text:p>
          </table:table-cell>
          <table:table-cell office:value-type="float" office:value="494223" calcext:value-type="float">
            <text:p>49422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816" calcext:value-type="float">
            <text:p>18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Private</text:p>
          </table:table-cell>
          <table:table-cell office:value-type="float" office:value="191535" calcext:value-type="float">
            <text:p>19153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Private</text:p>
          </table:table-cell>
          <table:table-cell office:value-type="float" office:value="228456" calcext:value-type="float">
            <text:p>228456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?</text:p>
          </table:table-cell>
          <table:table-cell office:value-type="float" office:value="38317" calcext:value-type="float">
            <text:p>38317</text:p>
          </table:table-cell>
          <table:table-cell office:value-type="string" calcext:value-type="string">
            <text:p><text:s/>1st-4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Private</text:p>
          </table:table-cell>
          <table:table-cell office:value-type="float" office:value="252752" calcext:value-type="float">
            <text:p>25275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Self-emp-inc</text:p>
          </table:table-cell>
          <table:table-cell office:value-type="float" office:value="78374" calcext:value-type="float">
            <text:p>78374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Private</text:p>
          </table:table-cell>
          <table:table-cell office:value-type="float" office:value="88419" calcext:value-type="float">
            <text:p>8841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ngland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Self-emp-not-inc</text:p>
          </table:table-cell>
          <table:table-cell office:value-type="float" office:value="201080" calcext:value-type="float">
            <text:p>201080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Private</text:p>
          </table:table-cell>
          <table:table-cell office:value-type="float" office:value="207157" calcext:value-type="float">
            <text:p>207157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Mexico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Federal-gov</text:p>
          </table:table-cell>
          <table:table-cell office:value-type="float" office:value="235485" calcext:value-type="float">
            <text:p>235485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State-gov</text:p>
          </table:table-cell>
          <table:table-cell office:value-type="float" office:value="102628" calcext:value-type="float">
            <text:p>102628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Protective-serv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Private</text:p>
          </table:table-cell>
          <table:table-cell office:value-type="float" office:value="25828" calcext:value-type="float">
            <text:p>25828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Local-gov</text:p>
          </table:table-cell>
          <table:table-cell office:value-type="float" office:value="54826" calcext:value-type="float">
            <text:p>54826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rivate</text:p>
          </table:table-cell>
          <table:table-cell office:value-type="float" office:value="124953" calcext:value-type="float">
            <text:p>12495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State-gov</text:p>
          </table:table-cell>
          <table:table-cell office:value-type="float" office:value="175325" calcext:value-type="float">
            <text:p>17532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tective-serv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Private</text:p>
          </table:table-cell>
          <table:table-cell office:value-type="float" office:value="96062" calcext:value-type="float">
            <text:p>9606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977" calcext:value-type="float">
            <text:p>19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rivate</text:p>
          </table:table-cell>
          <table:table-cell office:value-type="float" office:value="428030" calcext:value-type="float">
            <text:p>428030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State-gov</text:p>
          </table:table-cell>
          <table:table-cell office:value-type="float" office:value="149624" calcext:value-type="float">
            <text:p>149624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rivate</text:p>
          </table:table-cell>
          <table:table-cell office:value-type="float" office:value="253814" calcext:value-type="float">
            <text:p>25381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spouse-absent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Private</text:p>
          </table:table-cell>
          <table:table-cell office:value-type="float" office:value="312956" calcext:value-type="float">
            <text:p>31295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ivate</text:p>
          </table:table-cell>
          <table:table-cell office:value-type="float" office:value="483777" calcext:value-type="float">
            <text:p>48377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Private</text:p>
          </table:table-cell>
          <table:table-cell office:value-type="float" office:value="183930" calcext:value-type="float">
            <text:p>18393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37274" calcext:value-type="float">
            <text:p>37274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Local-gov</text:p>
          </table:table-cell>
          <table:table-cell office:value-type="float" office:value="181344" calcext:value-type="float">
            <text:p>18134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ivate</text:p>
          </table:table-cell>
          <table:table-cell office:value-type="float" office:value="114580" calcext:value-type="float">
            <text:p>114580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ivate</text:p>
          </table:table-cell>
          <table:table-cell office:value-type="float" office:value="633742" calcext:value-type="float">
            <text:p>63374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Private</text:p>
          </table:table-cell>
          <table:table-cell office:value-type="float" office:value="286370" calcext:value-type="float">
            <text:p>286370</text:p>
          </table:table-cell>
          <table:table-cell office:value-type="string" calcext:value-type="string">
            <text:p><text:s/>7th-8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Mexico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Federal-gov</text:p>
          </table:table-cell>
          <table:table-cell office:value-type="float" office:value="29054" calcext:value-type="float">
            <text:p>2905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ivate</text:p>
          </table:table-cell>
          <table:table-cell office:value-type="float" office:value="304030" calcext:value-type="float">
            <text:p>30403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Self-emp-not-inc</text:p>
          </table:table-cell>
          <table:table-cell office:value-type="float" office:value="143129" calcext:value-type="float">
            <text:p>143129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?</text:p>
          </table:table-cell>
          <table:table-cell office:value-type="float" office:value="135105" calcext:value-type="float">
            <text:p>135105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99928" calcext:value-type="float">
            <text:p>99928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State-gov</text:p>
          </table:table-cell>
          <table:table-cell office:value-type="float" office:value="109567" calcext:value-type="float">
            <text:p>109567</text:p>
          </table:table-cell>
          <table:table-cell office:value-type="string" calcext:value-type="string">
            <text:p><text:s/>Doctora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Private</text:p>
          </table:table-cell>
          <table:table-cell office:value-type="float" office:value="155222" calcext:value-type="float">
            <text:p>15522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ivate</text:p>
          </table:table-cell>
          <table:table-cell office:value-type="float" office:value="159567" calcext:value-type="float">
            <text:p>159567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Local-gov</text:p>
          </table:table-cell>
          <table:table-cell office:value-type="float" office:value="523910" calcext:value-type="float">
            <text:p>523910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Private</text:p>
          </table:table-cell>
          <table:table-cell office:value-type="float" office:value="120939" calcext:value-type="float">
            <text:p>12093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Federal-gov</text:p>
          </table:table-cell>
          <table:table-cell office:value-type="float" office:value="130760" calcext:value-type="float">
            <text:p>130760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Private</text:p>
          </table:table-cell>
          <table:table-cell office:value-type="float" office:value="197387" calcext:value-type="float">
            <text:p>197387</text:p>
          </table:table-cell>
          <table:table-cell office:value-type="string" calcext:value-type="string">
            <text:p><text:s/>5th-6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Mexico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Private</text:p>
          </table:table-cell>
          <table:table-cell office:value-type="float" office:value="99374" calcext:value-type="float">
            <text:p>9937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Federal-gov</text:p>
          </table:table-cell>
          <table:table-cell office:value-type="float" office:value="56795" calcext:value-type="float">
            <text:p>56795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14084" calcext:value-type="float">
            <text:p>1408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ivate</text:p>
          </table:table-cell>
          <table:table-cell office:value-type="float" office:value="138992" calcext:value-type="float">
            <text:p>138992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7298" calcext:value-type="float">
            <text:p>729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Self-emp-not-inc</text:p>
          </table:table-cell>
          <table:table-cell office:value-type="float" office:value="32921" calcext:value-type="float">
            <text:p>3292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Private</text:p>
          </table:table-cell>
          <table:table-cell office:value-type="float" office:value="397317" calcext:value-type="float">
            <text:p>397317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0" calcext:value-type="float">
            <text:p>0</text:p>
          </table:table-cell>
          <table:table-cell office:value-type="float" office:value="1876" calcext:value-type="float">
            <text:p>187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?</text:p>
          </table:table-cell>
          <table:table-cell office:value-type="float" office:value="170653" calcext:value-type="float">
            <text:p>17065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Italy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Private</text:p>
          </table:table-cell>
          <table:table-cell office:value-type="float" office:value="259323" calcext:value-type="float">
            <text:p>259323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Local-gov</text:p>
          </table:table-cell>
          <table:table-cell office:value-type="float" office:value="254817" calcext:value-type="float">
            <text:p>254817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State-gov</text:p>
          </table:table-cell>
          <table:table-cell office:value-type="float" office:value="48211" calcext:value-type="float">
            <text:p>4821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Private</text:p>
          </table:table-cell>
          <table:table-cell office:value-type="float" office:value="140164" calcext:value-type="float">
            <text:p>140164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Private</text:p>
          </table:table-cell>
          <table:table-cell office:value-type="float" office:value="128757" calcext:value-type="float">
            <text:p>128757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office:value-type="float" office:value="7298" calcext:value-type="float">
            <text:p>729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ivate</text:p>
          </table:table-cell>
          <table:table-cell office:value-type="float" office:value="36270" calcext:value-type="float">
            <text:p>3627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Self-emp-inc</text:p>
          </table:table-cell>
          <table:table-cell office:value-type="float" office:value="210563" calcext:value-type="float">
            <text:p>21056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15024" calcext:value-type="float">
            <text:p>1502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Private</text:p>
          </table:table-cell>
          <table:table-cell office:value-type="float" office:value="65368" calcext:value-type="float">
            <text:p>65368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Local-gov</text:p>
          </table:table-cell>
          <table:table-cell office:value-type="float" office:value="160943" calcext:value-type="float">
            <text:p>16094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Private</text:p>
          </table:table-cell>
          <table:table-cell office:value-type="float" office:value="208358" calcext:value-type="float">
            <text:p>20835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ivate</text:p>
          </table:table-cell>
          <table:table-cell office:value-type="float" office:value="153790" calcext:value-type="float">
            <text:p>153790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Amer-Indian-Eskimo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Private</text:p>
          </table:table-cell>
          <table:table-cell office:value-type="float" office:value="85815" calcext:value-type="float">
            <text:p>8581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Self-emp-inc</text:p>
          </table:table-cell>
          <table:table-cell office:value-type="float" office:value="125417" calcext:value-type="float">
            <text:p>125417</text:p>
          </table:table-cell>
          <table:table-cell office:value-type="string" calcext:value-type="string">
            <text:p><text:s/>7th-8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Private</text:p>
          </table:table-cell>
          <table:table-cell office:value-type="float" office:value="635913" calcext:value-type="float">
            <text:p>635913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Private</text:p>
          </table:table-cell>
          <table:table-cell office:value-type="float" office:value="313321" calcext:value-type="float">
            <text:p>313321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Private</text:p>
          </table:table-cell>
          <table:table-cell office:value-type="float" office:value="182609" calcext:value-type="float">
            <text:p>182609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Poland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Private</text:p>
          </table:table-cell>
          <table:table-cell office:value-type="float" office:value="109434" calcext:value-type="float">
            <text:p>109434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Private</text:p>
          </table:table-cell>
          <table:table-cell office:value-type="float" office:value="255004" calcext:value-type="float">
            <text:p>255004</text:p>
          </table:table-cell>
          <table:table-cell office:value-type="string" calcext:value-type="string">
            <text:p><text:s/>10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197860" calcext:value-type="float">
            <text:p>197860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?</text:p>
          </table:table-cell>
          <table:table-cell office:value-type="float" office:value="187656" calcext:value-type="float">
            <text:p>187656</text:p>
          </table:table-cell>
          <table:table-cell office:value-type="string" calcext:value-type="string">
            <text:p><text:s/>1st-4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Private</text:p>
          </table:table-cell>
          <table:table-cell office:value-type="float" office:value="51744" calcext:value-type="float">
            <text:p>5174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2206" calcext:value-type="float">
            <text:p>22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Private</text:p>
          </table:table-cell>
          <table:table-cell office:value-type="float" office:value="176681" calcext:value-type="float">
            <text:p>17668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Local-gov</text:p>
          </table:table-cell>
          <table:table-cell office:value-type="float" office:value="140359" calcext:value-type="float">
            <text:p>140359</text:p>
          </table:table-cell>
          <table:table-cell office:value-type="string" calcext:value-type="string">
            <text:p><text:s/>Presch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Private</text:p>
          </table:table-cell>
          <table:table-cell office:value-type="float" office:value="243313" calcext:value-type="float">
            <text:p>24331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?</text:p>
          </table:table-cell>
          <table:table-cell office:value-type="float" office:value="24215" calcext:value-type="float">
            <text:p>24215</text:p>
          </table:table-cell>
          <table:table-cell office:value-type="string" calcext:value-type="string">
            <text:p><text:s/>10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Amer-Indian-Eskimo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Self-emp-not-inc</text:p>
          </table:table-cell>
          <table:table-cell office:value-type="float" office:value="167687" calcext:value-type="float">
            <text:p>16768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Private</text:p>
          </table:table-cell>
          <table:table-cell office:value-type="float" office:value="314209" calcext:value-type="float">
            <text:p>314209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Columbia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Private</text:p>
          </table:table-cell>
          <table:table-cell office:value-type="float" office:value="176796" calcext:value-type="float">
            <text:p>17679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ivate</text:p>
          </table:table-cell>
          <table:table-cell office:value-type="float" office:value="538583" calcext:value-type="float">
            <text:p>538583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office:value-type="float" office:value="3674" calcext:value-type="float">
            <text:p>367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Private</text:p>
          </table:table-cell>
          <table:table-cell office:value-type="float" office:value="130408" calcext:value-type="float">
            <text:p>13040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Private</text:p>
          </table:table-cell>
          <table:table-cell office:value-type="float" office:value="159732" calcext:value-type="float">
            <text:p>15973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110978" calcext:value-type="float">
            <text:p>11097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Other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Private</text:p>
          </table:table-cell>
          <table:table-cell office:value-type="float" office:value="76714" calcext:value-type="float">
            <text:p>76714</text:p>
          </table:table-cell>
          <table:table-cell office:value-type="string" calcext:value-type="string">
            <text:p><text:s/>Prof-schoo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State-gov</text:p>
          </table:table-cell>
          <table:table-cell office:value-type="float" office:value="268700" calcext:value-type="float">
            <text:p>26870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State-gov</text:p>
          </table:table-cell>
          <table:table-cell office:value-type="float" office:value="170525" calcext:value-type="float">
            <text:p>17052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Private</text:p>
          </table:table-cell>
          <table:table-cell office:value-type="float" office:value="180138" calcext:value-type="float">
            <text:p>180138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Iran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Local-gov</text:p>
          </table:table-cell>
          <table:table-cell office:value-type="float" office:value="115076" calcext:value-type="float">
            <text:p>115076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Private</text:p>
          </table:table-cell>
          <table:table-cell office:value-type="float" office:value="115458" calcext:value-type="float">
            <text:p>11545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Private</text:p>
          </table:table-cell>
          <table:table-cell office:value-type="float" office:value="347890" calcext:value-type="float">
            <text:p>347890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Self-emp-not-inc</text:p>
          </table:table-cell>
          <table:table-cell office:value-type="float" office:value="196001" calcext:value-type="float">
            <text:p>19600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State-gov</text:p>
          </table:table-cell>
          <table:table-cell office:value-type="float" office:value="273905" calcext:value-type="float">
            <text:p>273905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tective-serv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?</text:p>
          </table:table-cell>
          <table:table-cell office:value-type="float" office:value="119156" calcext:value-type="float">
            <text:p>119156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Private</text:p>
          </table:table-cell>
          <table:table-cell office:value-type="float" office:value="179488" calcext:value-type="float">
            <text:p>17948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741" calcext:value-type="float">
            <text:p>17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Private</text:p>
          </table:table-cell>
          <table:table-cell office:value-type="float" office:value="203580" calcext:value-type="float">
            <text:p>20358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Private</text:p>
          </table:table-cell>
          <table:table-cell office:value-type="float" office:value="236596" calcext:value-type="float">
            <text:p>23659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Private</text:p>
          </table:table-cell>
          <table:table-cell office:value-type="float" office:value="183916" calcext:value-type="float">
            <text:p>18391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Private</text:p>
          </table:table-cell>
          <table:table-cell office:value-type="float" office:value="207578" calcext:value-type="float">
            <text:p>207578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977" calcext:value-type="float">
            <text:p>197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Private</text:p>
          </table:table-cell>
          <table:table-cell office:value-type="float" office:value="153141" calcext:value-type="float">
            <text:p>15314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Private</text:p>
          </table:table-cell>
          <table:table-cell office:value-type="float" office:value="112763" calcext:value-type="float">
            <text:p>112763</text:p>
          </table:table-cell>
          <table:table-cell office:value-type="string" calcext:value-type="string">
            <text:p><text:s/>Prof-schoo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Private</text:p>
          </table:table-cell>
          <table:table-cell office:value-type="float" office:value="390781" calcext:value-type="float">
            <text:p>390781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Local-gov</text:p>
          </table:table-cell>
          <table:table-cell office:value-type="float" office:value="171328" calcext:value-type="float">
            <text:p>171328</text:p>
          </table:table-cell>
          <table:table-cell office:value-type="string" calcext:value-type="string">
            <text:p><text:s/>10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Local-gov</text:p>
          </table:table-cell>
          <table:table-cell office:value-type="float" office:value="27382" calcext:value-type="float">
            <text:p>2738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Private</text:p>
          </table:table-cell>
          <table:table-cell office:value-type="float" office:value="259014" calcext:value-type="float">
            <text:p>25901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Self-emp-not-inc</text:p>
          </table:table-cell>
          <table:table-cell office:value-type="float" office:value="303044" calcext:value-type="float">
            <text:p>30304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Cambodia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Private</text:p>
          </table:table-cell>
          <table:table-cell office:value-type="float" office:value="117789" calcext:value-type="float">
            <text:p>11778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Private</text:p>
          </table:table-cell>
          <table:table-cell office:value-type="float" office:value="172579" calcext:value-type="float">
            <text:p>17257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Private</text:p>
          </table:table-cell>
          <table:table-cell office:value-type="float" office:value="187666" calcext:value-type="float">
            <text:p>187666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Private</text:p>
          </table:table-cell>
          <table:table-cell office:value-type="float" office:value="204518" calcext:value-type="float">
            <text:p>204518</text:p>
          </table:table-cell>
          <table:table-cell office:value-type="string" calcext:value-type="string">
            <text:p><text:s/>7th-8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Private</text:p>
          </table:table-cell>
          <table:table-cell office:value-type="float" office:value="150042" calcext:value-type="float">
            <text:p>150042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Private</text:p>
          </table:table-cell>
          <table:table-cell office:value-type="float" office:value="98092" calcext:value-type="float">
            <text:p>9809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Private</text:p>
          </table:table-cell>
          <table:table-cell office:value-type="float" office:value="245918" calcext:value-type="float">
            <text:p>245918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Private</text:p>
          </table:table-cell>
          <table:table-cell office:value-type="float" office:value="146013" calcext:value-type="float">
            <text:p>14601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4064" calcext:value-type="float">
            <text:p>406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Private</text:p>
          </table:table-cell>
          <table:table-cell office:value-type="float" office:value="378322" calcext:value-type="float">
            <text:p>378322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Self-emp-inc</text:p>
          </table:table-cell>
          <table:table-cell office:value-type="float" office:value="257295" calcext:value-type="float">
            <text:p>25729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Thailand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?</text:p>
          </table:table-cell>
          <table:table-cell office:value-type="float" office:value="218956" calcext:value-type="float">
            <text:p>218956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Canada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Private</text:p>
          </table:table-cell>
          <table:table-cell office:value-type="float" office:value="21174" calcext:value-type="float">
            <text:p>2117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185480" calcext:value-type="float">
            <text:p>185480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222205" calcext:value-type="float">
            <text:p>22220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Private</text:p>
          </table:table-cell>
          <table:table-cell office:value-type="float" office:value="69867" calcext:value-type="float">
            <text:p>6986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Private</text:p>
          </table:table-cell>
          <table:table-cell office:value-type="float" office:value="191260" calcext:value-type="float">
            <text:p>191260</text:p>
          </table:table-cell>
          <table:table-cell office:value-type="string" calcext:value-type="string">
            <text:p><text:s/>9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Self-emp-not-inc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Local-gov</text:p>
          </table:table-cell>
          <table:table-cell office:value-type="float" office:value="209109" calcext:value-type="float">
            <text:p>209109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ivate</text:p>
          </table:table-cell>
          <table:table-cell office:value-type="float" office:value="70377" calcext:value-type="float">
            <text:p>7037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ivate</text:p>
          </table:table-cell>
          <table:table-cell office:value-type="float" office:value="477983" calcext:value-type="float">
            <text:p>47798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Private</text:p>
          </table:table-cell>
          <table:table-cell office:value-type="float" office:value="170924" calcext:value-type="float">
            <text:p>17092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7298" calcext:value-type="float">
            <text:p>729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ivate</text:p>
          </table:table-cell>
          <table:table-cell office:value-type="float" office:value="190174" calcext:value-type="float">
            <text:p>19017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Private</text:p>
          </table:table-cell>
          <table:table-cell office:value-type="float" office:value="193787" calcext:value-type="float">
            <text:p>193787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ivate</text:p>
          </table:table-cell>
          <table:table-cell office:value-type="float" office:value="279472" calcext:value-type="float">
            <text:p>27947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7298" calcext:value-type="float">
            <text:p>729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Private</text:p>
          </table:table-cell>
          <table:table-cell office:value-type="float" office:value="34918" calcext:value-type="float">
            <text:p>34918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Germany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Local-gov</text:p>
          </table:table-cell>
          <table:table-cell office:value-type="float" office:value="97688" calcext:value-type="float">
            <text:p>9768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5178" calcext:value-type="float">
            <text:p>517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ivate</text:p>
          </table:table-cell>
          <table:table-cell office:value-type="float" office:value="175413" calcext:value-type="float">
            <text:p>175413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Private</text:p>
          </table:table-cell>
          <table:table-cell office:value-type="float" office:value="173960" calcext:value-type="float">
            <text:p>173960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Private</text:p>
          </table:table-cell>
          <table:table-cell office:value-type="float" office:value="205759" calcext:value-type="float">
            <text:p>20575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Federal-gov</text:p>
          </table:table-cell>
          <table:table-cell office:value-type="float" office:value="425161" calcext:value-type="float">
            <text:p>425161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15024" calcext:value-type="float">
            <text:p>1502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Private</text:p>
          </table:table-cell>
          <table:table-cell office:value-type="float" office:value="220531" calcext:value-type="float">
            <text:p>220531</text:p>
          </table:table-cell>
          <table:table-cell office:value-type="string" calcext:value-type="string">
            <text:p><text:s/>Prof-schoo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Private</text:p>
          </table:table-cell>
          <table:table-cell office:value-type="float" office:value="176609" calcext:value-type="float">
            <text:p>17660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Private</text:p>
          </table:table-cell>
          <table:table-cell office:value-type="float" office:value="371987" calcext:value-type="float">
            <text:p>371987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Private</text:p>
          </table:table-cell>
          <table:table-cell office:value-type="float" office:value="193884" calcext:value-type="float">
            <text:p>193884</text:p>
          </table:table-cell>
          <table:table-cell office:value-type="string" calcext:value-type="string">
            <text:p><text:s/>7th-8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cuador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Private</text:p>
          </table:table-cell>
          <table:table-cell office:value-type="float" office:value="200352" calcext:value-type="float">
            <text:p>200352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127595" calcext:value-type="float">
            <text:p>12759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Local-gov</text:p>
          </table:table-cell>
          <table:table-cell office:value-type="float" office:value="220419" calcext:value-type="float">
            <text:p>220419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tective-serv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Private</text:p>
          </table:table-cell>
          <table:table-cell office:value-type="float" office:value="231931" calcext:value-type="float">
            <text:p>231931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rivate</text:p>
          </table:table-cell>
          <table:table-cell office:value-type="float" office:value="248402" calcext:value-type="float">
            <text:p>248402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Private</text:p>
          </table:table-cell>
          <table:table-cell office:value-type="float" office:value="111095" calcext:value-type="float">
            <text:p>11109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Self-emp-inc</text:p>
          </table:table-cell>
          <table:table-cell office:value-type="float" office:value="57424" calcext:value-type="float">
            <text:p>57424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?</text:p>
          </table:table-cell>
          <table:table-cell office:value-type="float" office:value="157443" calcext:value-type="float">
            <text:p>157443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Female</text:p>
          </table:table-cell>
          <table:table-cell office:value-type="float" office:value="3464" calcext:value-type="float">
            <text:p>346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ivate</text:p>
          </table:table-cell>
          <table:table-cell office:value-type="float" office:value="278130" calcext:value-type="float">
            <text:p>27813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Private</text:p>
          </table:table-cell>
          <table:table-cell office:value-type="float" office:value="169469" calcext:value-type="float">
            <text:p>16946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Private</text:p>
          </table:table-cell>
          <table:table-cell office:value-type="float" office:value="146268" calcext:value-type="float">
            <text:p>146268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7688" calcext:value-type="float">
            <text:p>768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Private</text:p>
          </table:table-cell>
          <table:table-cell office:value-type="float" office:value="153718" calcext:value-type="float">
            <text:p>15371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217460" calcext:value-type="float">
            <text:p>21746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Private</text:p>
          </table:table-cell>
          <table:table-cell office:value-type="float" office:value="238638" calcext:value-type="float">
            <text:p>23863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4386" calcext:value-type="float">
            <text:p>438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ivate</text:p>
          </table:table-cell>
          <table:table-cell office:value-type="float" office:value="303296" calcext:value-type="float">
            <text:p>303296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Lao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ivate</text:p>
          </table:table-cell>
          <table:table-cell office:value-type="float" office:value="173321" calcext:value-type="float">
            <text:p>17332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Private</text:p>
          </table:table-cell>
          <table:table-cell office:value-type="float" office:value="193945" calcext:value-type="float">
            <text:p>193945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Private</text:p>
          </table:table-cell>
          <table:table-cell office:value-type="float" office:value="83082" calcext:value-type="float">
            <text:p>83082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ivate</text:p>
          </table:table-cell>
          <table:table-cell office:value-type="float" office:value="193815" calcext:value-type="float">
            <text:p>193815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Self-emp-inc</text:p>
          </table:table-cell>
          <table:table-cell office:value-type="float" office:value="34987" calcext:value-type="float">
            <text:p>34987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Private</text:p>
          </table:table-cell>
          <table:table-cell office:value-type="float" office:value="59306" calcext:value-type="float">
            <text:p>59306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ivate</text:p>
          </table:table-cell>
          <table:table-cell office:value-type="float" office:value="142897" calcext:value-type="float">
            <text:p>142897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Male</text:p>
          </table:table-cell>
          <table:table-cell office:value-type="float" office:value="7298" calcext:value-type="float">
            <text:p>729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Taiwan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?</text:p>
          </table:table-cell>
          <table:table-cell office:value-type="float" office:value="860348" calcext:value-type="float">
            <text:p>86034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Self-emp-not-inc</text:p>
          </table:table-cell>
          <table:table-cell office:value-type="float" office:value="205607" calcext:value-type="float">
            <text:p>205607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Private</text:p>
          </table:table-cell>
          <table:table-cell office:value-type="float" office:value="199698" calcext:value-type="float">
            <text:p>19969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ivate</text:p>
          </table:table-cell>
          <table:table-cell office:value-type="float" office:value="191954" calcext:value-type="float">
            <text:p>19195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Self-emp-not-inc</text:p>
          </table:table-cell>
          <table:table-cell office:value-type="float" office:value="138714" calcext:value-type="float">
            <text:p>13871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Private</text:p>
          </table:table-cell>
          <table:table-cell office:value-type="float" office:value="399087" calcext:value-type="float">
            <text:p>399087</text:p>
          </table:table-cell>
          <table:table-cell office:value-type="string" calcext:value-type="string">
            <text:p><text:s/>5th-6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Mexico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Private</text:p>
          </table:table-cell>
          <table:table-cell office:value-type="float" office:value="423158" calcext:value-type="float">
            <text:p>42315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Private</text:p>
          </table:table-cell>
          <table:table-cell office:value-type="float" office:value="159841" calcext:value-type="float">
            <text:p>15984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Self-emp-not-inc</text:p>
          </table:table-cell>
          <table:table-cell office:value-type="float" office:value="174308" calcext:value-type="float">
            <text:p>17430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ivate</text:p>
          </table:table-cell>
          <table:table-cell office:value-type="float" office:value="50356" calcext:value-type="float">
            <text:p>50356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485" calcext:value-type="float">
            <text:p>14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ivate</text:p>
          </table:table-cell>
          <table:table-cell office:value-type="float" office:value="186110" calcext:value-type="float">
            <text:p>18611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Private</text:p>
          </table:table-cell>
          <table:table-cell office:value-type="float" office:value="200381" calcext:value-type="float">
            <text:p>200381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Self-emp-not-inc</text:p>
          </table:table-cell>
          <table:table-cell office:value-type="float" office:value="174309" calcext:value-type="float">
            <text:p>174309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Self-emp-not-inc</text:p>
          </table:table-cell>
          <table:table-cell office:value-type="float" office:value="78383" calcext:value-type="float">
            <text:p>7838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?</text:p>
          </table:table-cell>
          <table:table-cell office:value-type="float" office:value="211601" calcext:value-type="float">
            <text:p>211601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ivate</text:p>
          </table:table-cell>
          <table:table-cell office:value-type="float" office:value="187728" calcext:value-type="float">
            <text:p>18772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Self-emp-not-inc</text:p>
          </table:table-cell>
          <table:table-cell office:value-type="float" office:value="321171" calcext:value-type="float">
            <text:p>32117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Private</text:p>
          </table:table-cell>
          <table:table-cell office:value-type="float" office:value="127921" calcext:value-type="float">
            <text:p>12792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Private</text:p>
          </table:table-cell>
          <table:table-cell office:value-type="float" office:value="206565" calcext:value-type="float">
            <text:p>20656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Private</text:p>
          </table:table-cell>
          <table:table-cell office:value-type="float" office:value="224563" calcext:value-type="float">
            <text:p>224563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Private</text:p>
          </table:table-cell>
          <table:table-cell office:value-type="float" office:value="178686" calcext:value-type="float">
            <text:p>178686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Local-gov</text:p>
          </table:table-cell>
          <table:table-cell office:value-type="float" office:value="98545" calcext:value-type="float">
            <text:p>98545</text:p>
          </table:table-cell>
          <table:table-cell office:value-type="string" calcext:value-type="string">
            <text:p><text:s/>10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Private</text:p>
          </table:table-cell>
          <table:table-cell office:value-type="float" office:value="242606" calcext:value-type="float">
            <text:p>24260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Private</text:p>
          </table:table-cell>
          <table:table-cell office:value-type="float" office:value="270942" calcext:value-type="float">
            <text:p>270942</text:p>
          </table:table-cell>
          <table:table-cell office:value-type="string" calcext:value-type="string">
            <text:p><text:s/>5th-6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Mexico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ivate</text:p>
          </table:table-cell>
          <table:table-cell office:value-type="float" office:value="94235" calcext:value-type="float">
            <text:p>9423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Private</text:p>
          </table:table-cell>
          <table:table-cell office:value-type="float" office:value="71195" calcext:value-type="float">
            <text:p>71195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Private</text:p>
          </table:table-cell>
          <table:table-cell office:value-type="float" office:value="104112" calcext:value-type="float">
            <text:p>10411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Haiti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Private</text:p>
          </table:table-cell>
          <table:table-cell office:value-type="float" office:value="261192" calcext:value-type="float">
            <text:p>26119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Private</text:p>
          </table:table-cell>
          <table:table-cell office:value-type="float" office:value="94936" calcext:value-type="float">
            <text:p>94936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Private</text:p>
          </table:table-cell>
          <table:table-cell office:value-type="float" office:value="296478" calcext:value-type="float">
            <text:p>296478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7298" calcext:value-type="float">
            <text:p>729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State-gov</text:p>
          </table:table-cell>
          <table:table-cell office:value-type="float" office:value="119272" calcext:value-type="float">
            <text:p>11927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tective-serv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7298" calcext:value-type="float">
            <text:p>729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85043" calcext:value-type="float">
            <text:p>8504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State-gov</text:p>
          </table:table-cell>
          <table:table-cell office:value-type="float" office:value="293364" calcext:value-type="float">
            <text:p>29336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tective-serv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Self-emp-not-inc</text:p>
          </table:table-cell>
          <table:table-cell office:value-type="float" office:value="241895" calcext:value-type="float">
            <text:p>241895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?</text:p>
          </table:table-cell>
          <table:table-cell office:value-type="float" office:value="36135" calcext:value-type="float">
            <text:p>36135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?</text:p>
          </table:table-cell>
          <table:table-cell office:value-type="float" office:value="151989" calcext:value-type="float">
            <text:p>151989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Private</text:p>
          </table:table-cell>
          <table:table-cell office:value-type="float" office:value="101128" calcext:value-type="float">
            <text:p>101128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rried-spouse-absent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Iran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156464" calcext:value-type="float">
            <text:p>156464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117963" calcext:value-type="float">
            <text:p>117963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Private</text:p>
          </table:table-cell>
          <table:table-cell office:value-type="float" office:value="192262" calcext:value-type="float">
            <text:p>19226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111363" calcext:value-type="float">
            <text:p>111363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Local-gov</text:p>
          </table:table-cell>
          <table:table-cell office:value-type="float" office:value="329752" calcext:value-type="float">
            <text:p>329752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?</text:p>
          </table:table-cell>
          <table:table-cell office:value-type="float" office:value="372020" calcext:value-type="float">
            <text:p>372020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Federal-gov</text:p>
          </table:table-cell>
          <table:table-cell office:value-type="float" office:value="95432" calcext:value-type="float">
            <text:p>9543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Private</text:p>
          </table:table-cell>
          <table:table-cell office:value-type="float" office:value="161400" calcext:value-type="float">
            <text:p>161400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Other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Private</text:p>
          </table:table-cell>
          <table:table-cell office:value-type="float" office:value="96129" calcext:value-type="float">
            <text:p>96129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Private</text:p>
          </table:table-cell>
          <table:table-cell office:value-type="float" office:value="111949" calcext:value-type="float">
            <text:p>11194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Self-emp-not-inc</text:p>
          </table:table-cell>
          <table:table-cell office:value-type="float" office:value="117125" calcext:value-type="float">
            <text:p>117125</text:p>
          </table:table-cell>
          <table:table-cell office:value-type="string" calcext:value-type="string">
            <text:p><text:s/>9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Portugal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Private</text:p>
          </table:table-cell>
          <table:table-cell office:value-type="float" office:value="348022" calcext:value-type="float">
            <text:p>348022</text:p>
          </table:table-cell>
          <table:table-cell office:value-type="string" calcext:value-type="string">
            <text:p><text:s/>10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Private</text:p>
          </table:table-cell>
          <table:table-cell office:value-type="float" office:value="270092" calcext:value-type="float">
            <text:p>270092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ivate</text:p>
          </table:table-cell>
          <table:table-cell office:value-type="float" office:value="180609" calcext:value-type="float">
            <text:p>180609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ivate</text:p>
          </table:table-cell>
          <table:table-cell office:value-type="float" office:value="174575" calcext:value-type="float">
            <text:p>174575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Private</text:p>
          </table:table-cell>
          <table:table-cell office:value-type="float" office:value="410439" calcext:value-type="float">
            <text:p>41043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spouse-absent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Private</text:p>
          </table:table-cell>
          <table:table-cell office:value-type="float" office:value="92262" calcext:value-type="float">
            <text:p>9226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Self-emp-not-inc</text:p>
          </table:table-cell>
          <table:table-cell office:value-type="float" office:value="183081" calcext:value-type="float">
            <text:p>183081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Private</text:p>
          </table:table-cell>
          <table:table-cell office:value-type="float" office:value="362589" calcext:value-type="float">
            <text:p>362589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Private</text:p>
          </table:table-cell>
          <table:table-cell office:value-type="float" office:value="212448" calcext:value-type="float">
            <text:p>212448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Private</text:p>
          </table:table-cell>
          <table:table-cell office:value-type="float" office:value="481060" calcext:value-type="float">
            <text:p>48106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Federal-gov</text:p>
          </table:table-cell>
          <table:table-cell office:value-type="float" office:value="185885" calcext:value-type="float">
            <text:p>18588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Private</text:p>
          </table:table-cell>
          <table:table-cell office:value-type="float" office:value="89821" calcext:value-type="float">
            <text:p>89821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State-gov</text:p>
          </table:table-cell>
          <table:table-cell office:value-type="float" office:value="184018" calcext:value-type="float">
            <text:p>184018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Private</text:p>
          </table:table-cell>
          <table:table-cell office:value-type="float" office:value="256649" calcext:value-type="float">
            <text:p>25664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Private</text:p>
          </table:table-cell>
          <table:table-cell office:value-type="float" office:value="160323" calcext:value-type="float">
            <text:p>16032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ocal-gov</text:p>
          </table:table-cell>
          <table:table-cell office:value-type="float" office:value="350845" calcext:value-type="float">
            <text:p>35084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267404" calcext:value-type="float">
            <text:p>26740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Private</text:p>
          </table:table-cell>
          <table:table-cell office:value-type="float" office:value="35633" calcext:value-type="float">
            <text:p>3563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Self-emp-not-inc</text:p>
          </table:table-cell>
          <table:table-cell office:value-type="float" office:value="80914" calcext:value-type="float">
            <text:p>80914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Private</text:p>
          </table:table-cell>
          <table:table-cell office:value-type="float" office:value="172927" calcext:value-type="float">
            <text:p>17292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Private</text:p>
          </table:table-cell>
          <table:table-cell office:value-type="float" office:value="174319" calcext:value-type="float">
            <text:p>17431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Private</text:p>
          </table:table-cell>
          <table:table-cell office:value-type="float" office:value="214955" calcext:value-type="float">
            <text:p>214955</text:p>
          </table:table-cell>
          <table:table-cell office:value-type="string" calcext:value-type="string">
            <text:p><text:s/>5th-6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0" calcext:value-type="float">
            <text:p>0</text:p>
          </table:table-cell>
          <table:table-cell office:value-type="float" office:value="2339" calcext:value-type="float">
            <text:p>233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Private</text:p>
          </table:table-cell>
          <table:table-cell office:value-type="float" office:value="344991" calcext:value-type="float">
            <text:p>344991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Private</text:p>
          </table:table-cell>
          <table:table-cell office:value-type="float" office:value="108699" calcext:value-type="float">
            <text:p>10869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Local-gov</text:p>
          </table:table-cell>
          <table:table-cell office:value-type="float" office:value="117312" calcext:value-type="float">
            <text:p>11731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Private</text:p>
          </table:table-cell>
          <table:table-cell office:value-type="float" office:value="396099" calcext:value-type="float">
            <text:p>39609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Private</text:p>
          </table:table-cell>
          <table:table-cell office:value-type="float" office:value="134152" calcext:value-type="float">
            <text:p>13415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Private</text:p>
          </table:table-cell>
          <table:table-cell office:value-type="float" office:value="162028" calcext:value-type="float">
            <text:p>16202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Private</text:p>
          </table:table-cell>
          <table:table-cell office:value-type="float" office:value="25429" calcext:value-type="float">
            <text:p>2542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Private</text:p>
          </table:table-cell>
          <table:table-cell office:value-type="float" office:value="232392" calcext:value-type="float">
            <text:p>23239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ivate</text:p>
          </table:table-cell>
          <table:table-cell office:value-type="float" office:value="220098" calcext:value-type="float">
            <text:p>22009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rivate</text:p>
          </table:table-cell>
          <table:table-cell office:value-type="float" office:value="301302" calcext:value-type="float">
            <text:p>301302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Self-emp-not-inc</text:p>
          </table:table-cell>
          <table:table-cell office:value-type="float" office:value="277946" calcext:value-type="float">
            <text:p>277946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State-gov</text:p>
          </table:table-cell>
          <table:table-cell office:value-type="float" office:value="98101" calcext:value-type="float">
            <text:p>98101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7688" calcext:value-type="float">
            <text:p>768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ivate</text:p>
          </table:table-cell>
          <table:table-cell office:value-type="float" office:value="196164" calcext:value-type="float">
            <text:p>19616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Private</text:p>
          </table:table-cell>
          <table:table-cell office:value-type="float" office:value="115562" calcext:value-type="float">
            <text:p>11556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Private</text:p>
          </table:table-cell>
          <table:table-cell office:value-type="float" office:value="96975" calcext:value-type="float">
            <text:p>9697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?</text:p>
          </table:table-cell>
          <table:table-cell office:value-type="float" office:value="137300" calcext:value-type="float">
            <text:p>13730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Private</text:p>
          </table:table-cell>
          <table:table-cell office:value-type="float" office:value="86872" calcext:value-type="float">
            <text:p>86872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Self-emp-inc</text:p>
          </table:table-cell>
          <table:table-cell office:value-type="float" office:value="132178" calcext:value-type="float">
            <text:p>132178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Private</text:p>
          </table:table-cell>
          <table:table-cell office:value-type="float" office:value="416103" calcext:value-type="float">
            <text:p>41610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Private</text:p>
          </table:table-cell>
          <table:table-cell office:value-type="float" office:value="108574" calcext:value-type="float">
            <text:p>10857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State-gov</text:p>
          </table:table-cell>
          <table:table-cell office:value-type="float" office:value="288353" calcext:value-type="float">
            <text:p>288353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tective-serv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ivate</text:p>
          </table:table-cell>
          <table:table-cell office:value-type="float" office:value="227689" calcext:value-type="float">
            <text:p>227689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Private</text:p>
          </table:table-cell>
          <table:table-cell office:value-type="float" office:value="166481" calcext:value-type="float">
            <text:p>166481</text:p>
          </table:table-cell>
          <table:table-cell office:value-type="string" calcext:value-type="string">
            <text:p><text:s/>7th-8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Other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2179" calcext:value-type="float">
            <text:p>217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Puerto-Rico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Private</text:p>
          </table:table-cell>
          <table:table-cell office:value-type="float" office:value="445382" calcext:value-type="float">
            <text:p>445382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977" calcext:value-type="float">
            <text:p>197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Private</text:p>
          </table:table-cell>
          <table:table-cell office:value-type="float" office:value="110145" calcext:value-type="float">
            <text:p>11014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Self-emp-not-inc</text:p>
          </table:table-cell>
          <table:table-cell office:value-type="float" office:value="317253" calcext:value-type="float">
            <text:p>31725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?</text:p>
          </table:table-cell>
          <table:table-cell office:value-type="float" office:value="123147" calcext:value-type="float">
            <text:p>123147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Private</text:p>
          </table:table-cell>
          <table:table-cell office:value-type="float" office:value="364657" calcext:value-type="float">
            <text:p>364657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Local-gov</text:p>
          </table:table-cell>
          <table:table-cell office:value-type="float" office:value="42346" calcext:value-type="float">
            <text:p>42346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ivate</text:p>
          </table:table-cell>
          <table:table-cell office:value-type="float" office:value="241951" calcext:value-type="float">
            <text:p>24195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118500" calcext:value-type="float">
            <text:p>118500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Private</text:p>
          </table:table-cell>
          <table:table-cell office:value-type="float" office:value="188386" calcext:value-type="float">
            <text:p>188386</text:p>
          </table:table-cell>
          <table:table-cell office:value-type="string" calcext:value-type="string">
            <text:p><text:s/>Doctora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15024" calcext:value-type="float">
            <text:p>150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State-gov</text:p>
          </table:table-cell>
          <table:table-cell office:value-type="float" office:value="1033222" calcext:value-type="float">
            <text:p>103322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ivate</text:p>
          </table:table-cell>
          <table:table-cell office:value-type="float" office:value="92440" calcext:value-type="float">
            <text:p>92440</text:p>
          </table:table-cell>
          <table:table-cell office:value-type="string" calcext:value-type="string">
            <text:p><text:s/>12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Private</text:p>
          </table:table-cell>
          <table:table-cell office:value-type="float" office:value="190762" calcext:value-type="float">
            <text:p>190762</text:p>
          </table:table-cell>
          <table:table-cell office:value-type="string" calcext:value-type="string">
            <text:p><text:s/>1st-4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Mexico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ivate</text:p>
          </table:table-cell>
          <table:table-cell office:value-type="float" office:value="426017" calcext:value-type="float">
            <text:p>426017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Local-gov</text:p>
          </table:table-cell>
          <table:table-cell office:value-type="float" office:value="243867" calcext:value-type="float">
            <text:p>243867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State-gov</text:p>
          </table:table-cell>
          <table:table-cell office:value-type="float" office:value="240283" calcext:value-type="float">
            <text:p>24028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Private</text:p>
          </table:table-cell>
          <table:table-cell office:value-type="float" office:value="61777" calcext:value-type="float">
            <text:p>61777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Private</text:p>
          </table:table-cell>
          <table:table-cell office:value-type="float" office:value="175024" calcext:value-type="float">
            <text:p>175024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2176" calcext:value-type="float">
            <text:p>217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State-gov</text:p>
          </table:table-cell>
          <table:table-cell office:value-type="float" office:value="92003" calcext:value-type="float">
            <text:p>92003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Private</text:p>
          </table:table-cell>
          <table:table-cell office:value-type="float" office:value="188401" calcext:value-type="float">
            <text:p>18840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228528" calcext:value-type="float">
            <text:p>228528</text:p>
          </table:table-cell>
          <table:table-cell office:value-type="string" calcext:value-type="string">
            <text:p><text:s/>10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Private</text:p>
          </table:table-cell>
          <table:table-cell office:value-type="float" office:value="133373" calcext:value-type="float">
            <text:p>13337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Federal-gov</text:p>
          </table:table-cell>
          <table:table-cell office:value-type="float" office:value="255191" calcext:value-type="float">
            <text:p>255191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Private</text:p>
          </table:table-cell>
          <table:table-cell office:value-type="float" office:value="204653" calcext:value-type="float">
            <text:p>20465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Dominican-Republic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Self-emp-inc</text:p>
          </table:table-cell>
          <table:table-cell office:value-type="float" office:value="222289" calcext:value-type="float">
            <text:p>22228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Local-gov</text:p>
          </table:table-cell>
          <table:table-cell office:value-type="float" office:value="287480" calcext:value-type="float">
            <text:p>287480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?</text:p>
          </table:table-cell>
          <table:table-cell office:value-type="float" office:value="107762" calcext:value-type="float">
            <text:p>10776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?</text:p>
          </table:table-cell>
          <table:table-cell office:value-type="float" office:value="202521" calcext:value-type="float">
            <text:p>202521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Self-emp-not-inc</text:p>
          </table:table-cell>
          <table:table-cell office:value-type="float" office:value="204116" calcext:value-type="float">
            <text:p>204116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spouse-absent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ivate</text:p>
          </table:table-cell>
          <table:table-cell office:value-type="float" office:value="29662" calcext:value-type="float">
            <text:p>29662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rivate</text:p>
          </table:table-cell>
          <table:table-cell office:value-type="float" office:value="116358" calcext:value-type="float">
            <text:p>11635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Philippin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208405" calcext:value-type="float">
            <text:p>208405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Local-gov</text:p>
          </table:table-cell>
          <table:table-cell office:value-type="float" office:value="284843" calcext:value-type="float">
            <text:p>28484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Local-gov</text:p>
          </table:table-cell>
          <table:table-cell office:value-type="float" office:value="117018" calcext:value-type="float">
            <text:p>11701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tective-serv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Private</text:p>
          </table:table-cell>
          <table:table-cell office:value-type="float" office:value="81281" calcext:value-type="float">
            <text:p>81281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Local-gov</text:p>
          </table:table-cell>
          <table:table-cell office:value-type="float" office:value="340148" calcext:value-type="float">
            <text:p>34014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Private</text:p>
          </table:table-cell>
          <table:table-cell office:value-type="float" office:value="363425" calcext:value-type="float">
            <text:p>363425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Private</text:p>
          </table:table-cell>
          <table:table-cell office:value-type="float" office:value="45857" calcext:value-type="float">
            <text:p>4585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Federal-gov</text:p>
          </table:table-cell>
          <table:table-cell office:value-type="float" office:value="191073" calcext:value-type="float">
            <text:p>19107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rmed-Forc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Private</text:p>
          </table:table-cell>
          <table:table-cell office:value-type="float" office:value="116632" calcext:value-type="float">
            <text:p>11663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rivate</text:p>
          </table:table-cell>
          <table:table-cell office:value-type="float" office:value="405855" calcext:value-type="float">
            <text:p>405855</text:p>
          </table:table-cell>
          <table:table-cell office:value-type="string" calcext:value-type="string">
            <text:p><text:s/>9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Mexico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Private</text:p>
          </table:table-cell>
          <table:table-cell office:value-type="float" office:value="298227" calcext:value-type="float">
            <text:p>298227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Private</text:p>
          </table:table-cell>
          <table:table-cell office:value-type="float" office:value="290521" calcext:value-type="float">
            <text:p>29052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Private</text:p>
          </table:table-cell>
          <table:table-cell office:value-type="float" office:value="56915" calcext:value-type="float">
            <text:p>5691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Amer-Indian-Eskimo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Private</text:p>
          </table:table-cell>
          <table:table-cell office:value-type="float" office:value="146538" calcext:value-type="float">
            <text:p>14653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?</text:p>
          </table:table-cell>
          <table:table-cell office:value-type="float" office:value="258872" calcext:value-type="float">
            <text:p>258872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Private</text:p>
          </table:table-cell>
          <table:table-cell office:value-type="float" office:value="206399" calcext:value-type="float">
            <text:p>20639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Self-emp-inc</text:p>
          </table:table-cell>
          <table:table-cell office:value-type="float" office:value="197332" calcext:value-type="float">
            <text:p>19733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Private</text:p>
          </table:table-cell>
          <table:table-cell office:value-type="float" office:value="245062" calcext:value-type="float">
            <text:p>24506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Private</text:p>
          </table:table-cell>
          <table:table-cell office:value-type="float" office:value="197583" calcext:value-type="float">
            <text:p>197583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Self-emp-not-inc</text:p>
          </table:table-cell>
          <table:table-cell office:value-type="float" office:value="234885" calcext:value-type="float">
            <text:p>23488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Private</text:p>
          </table:table-cell>
          <table:table-cell office:value-type="float" office:value="72887" calcext:value-type="float">
            <text:p>72887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ivate</text:p>
          </table:table-cell>
          <table:table-cell office:value-type="float" office:value="180374" calcext:value-type="float">
            <text:p>18037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Private</text:p>
          </table:table-cell>
          <table:table-cell office:value-type="float" office:value="351299" calcext:value-type="float">
            <text:p>35129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Private</text:p>
          </table:table-cell>
          <table:table-cell office:value-type="float" office:value="54012" calcext:value-type="float">
            <text:p>5401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?</text:p>
          </table:table-cell>
          <table:table-cell office:value-type="float" office:value="115745" calcext:value-type="float">
            <text:p>11574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Private</text:p>
          </table:table-cell>
          <table:table-cell office:value-type="float" office:value="116632" calcext:value-type="float">
            <text:p>116632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Local-gov</text:p>
          </table:table-cell>
          <table:table-cell office:value-type="float" office:value="288825" calcext:value-type="float">
            <text:p>28882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Private</text:p>
          </table:table-cell>
          <table:table-cell office:value-type="float" office:value="132601" calcext:value-type="float">
            <text:p>132601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Private</text:p>
          </table:table-cell>
          <table:table-cell office:value-type="float" office:value="193374" calcext:value-type="float">
            <text:p>193374</text:p>
          </table:table-cell>
          <table:table-cell office:value-type="string" calcext:value-type="string">
            <text:p><text:s/>1st-4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rried-spouse-absent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ivate</text:p>
          </table:table-cell>
          <table:table-cell office:value-type="float" office:value="170070" calcext:value-type="float">
            <text:p>170070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Private</text:p>
          </table:table-cell>
          <table:table-cell office:value-type="float" office:value="126708" calcext:value-type="float">
            <text:p>12670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Private</text:p>
          </table:table-cell>
          <table:table-cell office:value-type="float" office:value="35598" calcext:value-type="float">
            <text:p>3559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Private</text:p>
          </table:table-cell>
          <table:table-cell office:value-type="float" office:value="33983" calcext:value-type="float">
            <text:p>3398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Private</text:p>
          </table:table-cell>
          <table:table-cell office:value-type="float" office:value="192776" calcext:value-type="float">
            <text:p>192776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977" calcext:value-type="float">
            <text:p>197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ivate</text:p>
          </table:table-cell>
          <table:table-cell office:value-type="float" office:value="118551" calcext:value-type="float">
            <text:p>118551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Private</text:p>
          </table:table-cell>
          <table:table-cell office:value-type="float" office:value="201965" calcext:value-type="float">
            <text:p>20196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?</text:p>
          </table:table-cell>
          <table:table-cell office:value-type="float" office:value="139883" calcext:value-type="float">
            <text:p>13988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ivate</text:p>
          </table:table-cell>
          <table:table-cell office:value-type="float" office:value="285020" calcext:value-type="float">
            <text:p>28502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ivate</text:p>
          </table:table-cell>
          <table:table-cell office:value-type="float" office:value="303990" calcext:value-type="float">
            <text:p>30399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Private</text:p>
          </table:table-cell>
          <table:table-cell office:value-type="float" office:value="49401" calcext:value-type="float">
            <text:p>49401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Private</text:p>
          </table:table-cell>
          <table:table-cell office:value-type="float" office:value="279196" calcext:value-type="float">
            <text:p>279196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Private</text:p>
          </table:table-cell>
          <table:table-cell office:value-type="float" office:value="211870" calcext:value-type="float">
            <text:p>211870</text:p>
          </table:table-cell>
          <table:table-cell office:value-type="string" calcext:value-type="string">
            <text:p><text:s/>9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Private</text:p>
          </table:table-cell>
          <table:table-cell office:value-type="float" office:value="281432" calcext:value-type="float">
            <text:p>28143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rivate</text:p>
          </table:table-cell>
          <table:table-cell office:value-type="float" office:value="161155" calcext:value-type="float">
            <text:p>161155</text:p>
          </table:table-cell>
          <table:table-cell office:value-type="string" calcext:value-type="string">
            <text:p><text:s/>10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Private</text:p>
          </table:table-cell>
          <table:table-cell office:value-type="float" office:value="197904" calcext:value-type="float">
            <text:p>19790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111746" calcext:value-type="float">
            <text:p>111746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Portugal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Self-emp-not-inc</text:p>
          </table:table-cell>
          <table:table-cell office:value-type="float" office:value="170721" calcext:value-type="float">
            <text:p>170721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State-gov</text:p>
          </table:table-cell>
          <table:table-cell office:value-type="float" office:value="70100" calcext:value-type="float">
            <text:p>70100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Private</text:p>
          </table:table-cell>
          <table:table-cell office:value-type="float" office:value="193626" calcext:value-type="float">
            <text:p>19362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spouse-absent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?</text:p>
          </table:table-cell>
          <table:table-cell office:value-type="float" office:value="271749" calcext:value-type="float">
            <text:p>271749</text:p>
          </table:table-cell>
          <table:table-cell office:value-type="string" calcext:value-type="string">
            <text:p><text:s/>12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Private</text:p>
          </table:table-cell>
          <table:table-cell office:value-type="float" office:value="189775" calcext:value-type="float">
            <text:p>18977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spouse-absent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?</text:p>
          </table:table-cell>
          <table:table-cell office:value-type="float" office:value="401531" calcext:value-type="float">
            <text:p>401531</text:p>
          </table:table-cell>
          <table:table-cell office:value-type="string" calcext:value-type="string">
            <text:p><text:s/>1st-4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Local-gov</text:p>
          </table:table-cell>
          <table:table-cell office:value-type="float" office:value="286967" calcext:value-type="float">
            <text:p>28696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Local-gov</text:p>
          </table:table-cell>
          <table:table-cell office:value-type="float" office:value="164427" calcext:value-type="float">
            <text:p>164427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Private</text:p>
          </table:table-cell>
          <table:table-cell office:value-type="float" office:value="91039" calcext:value-type="float">
            <text:p>91039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15024" calcext:value-type="float">
            <text:p>150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Private</text:p>
          </table:table-cell>
          <table:table-cell office:value-type="float" office:value="347934" calcext:value-type="float">
            <text:p>34793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Federal-gov</text:p>
          </table:table-cell>
          <table:table-cell office:value-type="float" office:value="371373" calcext:value-type="float">
            <text:p>37137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ivate</text:p>
          </table:table-cell>
          <table:table-cell office:value-type="float" office:value="32220" calcext:value-type="float">
            <text:p>32220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ivate</text:p>
          </table:table-cell>
          <table:table-cell office:value-type="float" office:value="187251" calcext:value-type="float">
            <text:p>18725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178107" calcext:value-type="float">
            <text:p>178107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Private</text:p>
          </table:table-cell>
          <table:table-cell office:value-type="float" office:value="343121" calcext:value-type="float">
            <text:p>34312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Private</text:p>
          </table:table-cell>
          <table:table-cell office:value-type="float" office:value="262749" calcext:value-type="float">
            <text:p>26274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Private</text:p>
          </table:table-cell>
          <table:table-cell office:value-type="float" office:value="403107" calcext:value-type="float">
            <text:p>403107</text:p>
          </table:table-cell>
          <table:table-cell office:value-type="string" calcext:value-type="string">
            <text:p><text:s/>5th-6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l-Salvador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Private</text:p>
          </table:table-cell>
          <table:table-cell office:value-type="float" office:value="64293" calcext:value-type="float">
            <text:p>6429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?</text:p>
          </table:table-cell>
          <table:table-cell office:value-type="float" office:value="303588" calcext:value-type="float">
            <text:p>30358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Local-gov</text:p>
          </table:table-cell>
          <table:table-cell office:value-type="float" office:value="324960" calcext:value-type="float">
            <text:p>32496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Poland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Local-gov</text:p>
          </table:table-cell>
          <table:table-cell office:value-type="float" office:value="114060" calcext:value-type="float">
            <text:p>11406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Private</text:p>
          </table:table-cell>
          <table:table-cell office:value-type="float" office:value="48925" calcext:value-type="float">
            <text:p>4892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Private</text:p>
          </table:table-cell>
          <table:table-cell office:value-type="float" office:value="180980" calcext:value-type="float">
            <text:p>180980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France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Private</text:p>
          </table:table-cell>
          <table:table-cell office:value-type="float" office:value="181054" calcext:value-type="float">
            <text:p>181054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ivate</text:p>
          </table:table-cell>
          <table:table-cell office:value-type="float" office:value="388093" calcext:value-type="float">
            <text:p>388093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Private</text:p>
          </table:table-cell>
          <table:table-cell office:value-type="float" office:value="249609" calcext:value-type="float">
            <text:p>24960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tective-serv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ivate</text:p>
          </table:table-cell>
          <table:table-cell office:value-type="float" office:value="112131" calcext:value-type="float">
            <text:p>112131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Local-gov</text:p>
          </table:table-cell>
          <table:table-cell office:value-type="float" office:value="543162" calcext:value-type="float">
            <text:p>54316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Private</text:p>
          </table:table-cell>
          <table:table-cell office:value-type="float" office:value="91996" calcext:value-type="float">
            <text:p>9199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Private</text:p>
          </table:table-cell>
          <table:table-cell office:value-type="float" office:value="141944" calcext:value-type="float">
            <text:p>141944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rried-spouse-absent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?</text:p>
          </table:table-cell>
          <table:table-cell office:value-type="float" office:value="251804" calcext:value-type="float">
            <text:p>251804</text:p>
          </table:table-cell>
          <table:table-cell office:value-type="string" calcext:value-type="string">
            <text:p><text:s/>5th-6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Private</text:p>
          </table:table-cell>
          <table:table-cell office:value-type="float" office:value="37070" calcext:value-type="float">
            <text:p>37070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ivate</text:p>
          </table:table-cell>
          <table:table-cell office:value-type="float" office:value="337587" calcext:value-type="float">
            <text:p>337587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Private</text:p>
          </table:table-cell>
          <table:table-cell office:value-type="float" office:value="189346" calcext:value-type="float">
            <text:p>18934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?</text:p>
          </table:table-cell>
          <table:table-cell office:value-type="float" office:value="222216" calcext:value-type="float">
            <text:p>222216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Private</text:p>
          </table:table-cell>
          <table:table-cell office:value-type="float" office:value="267044" calcext:value-type="float">
            <text:p>26704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Amer-Indian-Eskimo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?</text:p>
          </table:table-cell>
          <table:table-cell office:value-type="float" office:value="214635" calcext:value-type="float">
            <text:p>21463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?</text:p>
          </table:table-cell>
          <table:table-cell office:value-type="float" office:value="204226" calcext:value-type="float">
            <text:p>204226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ivate</text:p>
          </table:table-cell>
          <table:table-cell office:value-type="float" office:value="108116" calcext:value-type="float">
            <text:p>108116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Self-emp-inc</text:p>
          </table:table-cell>
          <table:table-cell office:value-type="float" office:value="99146" calcext:value-type="float">
            <text:p>99146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15024" calcext:value-type="float">
            <text:p>150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Private</text:p>
          </table:table-cell>
          <table:table-cell office:value-type="float" office:value="196232" calcext:value-type="float">
            <text:p>19623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7688" calcext:value-type="float">
            <text:p>768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Local-gov</text:p>
          </table:table-cell>
          <table:table-cell office:value-type="float" office:value="248344" calcext:value-type="float">
            <text:p>24834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Local-gov</text:p>
          </table:table-cell>
          <table:table-cell office:value-type="float" office:value="186035" calcext:value-type="float">
            <text:p>18603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Private</text:p>
          </table:table-cell>
          <table:table-cell office:value-type="float" office:value="177905" calcext:value-type="float">
            <text:p>17790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Private</text:p>
          </table:table-cell>
          <table:table-cell office:value-type="float" office:value="85812" calcext:value-type="float">
            <text:p>8581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Private</text:p>
          </table:table-cell>
          <table:table-cell office:value-type="float" office:value="221172" calcext:value-type="float">
            <text:p>221172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Private</text:p>
          </table:table-cell>
          <table:table-cell office:value-type="float" office:value="99183" calcext:value-type="float">
            <text:p>9918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Self-emp-not-inc</text:p>
          </table:table-cell>
          <table:table-cell office:value-type="float" office:value="190387" calcext:value-type="float">
            <text:p>19038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Self-emp-not-inc</text:p>
          </table:table-cell>
          <table:table-cell office:value-type="float" office:value="202692" calcext:value-type="float">
            <text:p>202692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Private</text:p>
          </table:table-cell>
          <table:table-cell office:value-type="float" office:value="109339" calcext:value-type="float">
            <text:p>109339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Other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Puerto-Rico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Private</text:p>
          </table:table-cell>
          <table:table-cell office:value-type="float" office:value="108658" calcext:value-type="float">
            <text:p>10865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Private</text:p>
          </table:table-cell>
          <table:table-cell office:value-type="float" office:value="197202" calcext:value-type="float">
            <text:p>19720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Private</text:p>
          </table:table-cell>
          <table:table-cell office:value-type="float" office:value="101739" calcext:value-type="float">
            <text:p>101739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Private</text:p>
          </table:table-cell>
          <table:table-cell office:value-type="float" office:value="231559" calcext:value-type="float">
            <text:p>231559</text:p>
          </table:table-cell>
          <table:table-cell office:value-type="string" calcext:value-type="string">
            <text:p><text:s/>Prof-schoo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20051" calcext:value-type="float">
            <text:p>2005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Local-gov</text:p>
          </table:table-cell>
          <table:table-cell office:value-type="float" office:value="207853" calcext:value-type="float">
            <text:p>207853</text:p>
          </table:table-cell>
          <table:table-cell office:value-type="string" calcext:value-type="string">
            <text:p><text:s/>12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Private</text:p>
          </table:table-cell>
          <table:table-cell office:value-type="float" office:value="190942" calcext:value-type="float">
            <text:p>190942</text:p>
          </table:table-cell>
          <table:table-cell office:value-type="string" calcext:value-type="string">
            <text:p><text:s/>1st-4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Priv-house-serv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Private</text:p>
          </table:table-cell>
          <table:table-cell office:value-type="float" office:value="102345" calcext:value-type="float">
            <text:p>102345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Self-emp-inc</text:p>
          </table:table-cell>
          <table:table-cell office:value-type="float" office:value="41493" calcext:value-type="float">
            <text:p>41493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?</text:p>
          </table:table-cell>
          <table:table-cell office:value-type="float" office:value="190027" calcext:value-type="float">
            <text:p>19002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Private</text:p>
          </table:table-cell>
          <table:table-cell office:value-type="float" office:value="210525" calcext:value-type="float">
            <text:p>21052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Private</text:p>
          </table:table-cell>
          <table:table-cell office:value-type="float" office:value="133937" calcext:value-type="float">
            <text:p>133937</text:p>
          </table:table-cell>
          <table:table-cell office:value-type="string" calcext:value-type="string">
            <text:p><text:s/>Doctora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ivate</text:p>
          </table:table-cell>
          <table:table-cell office:value-type="float" office:value="237903" calcext:value-type="float">
            <text:p>23790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rivate</text:p>
          </table:table-cell>
          <table:table-cell office:value-type="float" office:value="163862" calcext:value-type="float">
            <text:p>16386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rivate</text:p>
          </table:table-cell>
          <table:table-cell office:value-type="float" office:value="201872" calcext:value-type="float">
            <text:p>20187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Private</text:p>
          </table:table-cell>
          <table:table-cell office:value-type="float" office:value="84179" calcext:value-type="float">
            <text:p>8417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Private</text:p>
          </table:table-cell>
          <table:table-cell office:value-type="float" office:value="51662" calcext:value-type="float">
            <text:p>51662</text:p>
          </table:table-cell>
          <table:table-cell office:value-type="string" calcext:value-type="string">
            <text:p><text:s/>10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Local-gov</text:p>
          </table:table-cell>
          <table:table-cell office:value-type="float" office:value="233327" calcext:value-type="float">
            <text:p>233327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tective-serv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Private</text:p>
          </table:table-cell>
          <table:table-cell office:value-type="float" office:value="259510" calcext:value-type="float">
            <text:p>25951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Private</text:p>
          </table:table-cell>
          <table:table-cell office:value-type="float" office:value="184831" calcext:value-type="float">
            <text:p>184831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Self-emp-not-inc</text:p>
          </table:table-cell>
          <table:table-cell office:value-type="float" office:value="245724" calcext:value-type="float">
            <text:p>24572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Self-emp-not-inc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Private</text:p>
          </table:table-cell>
          <table:table-cell office:value-type="float" office:value="205343" calcext:value-type="float">
            <text:p>205343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ivate</text:p>
          </table:table-cell>
          <table:table-cell office:value-type="float" office:value="229328" calcext:value-type="float">
            <text:p>22932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Federal-gov</text:p>
          </table:table-cell>
          <table:table-cell office:value-type="float" office:value="319560" calcext:value-type="float">
            <text:p>319560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Private</text:p>
          </table:table-cell>
          <table:table-cell office:value-type="float" office:value="136218" calcext:value-type="float">
            <text:p>136218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ivate</text:p>
          </table:table-cell>
          <table:table-cell office:value-type="float" office:value="54576" calcext:value-type="float">
            <text:p>5457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323069" calcext:value-type="float">
            <text:p>32306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ivate</text:p>
          </table:table-cell>
          <table:table-cell office:value-type="float" office:value="148291" calcext:value-type="float">
            <text:p>14829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ivate</text:p>
          </table:table-cell>
          <table:table-cell office:value-type="float" office:value="152453" calcext:value-type="float">
            <text:p>152453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Mexico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Private</text:p>
          </table:table-cell>
          <table:table-cell office:value-type="float" office:value="114053" calcext:value-type="float">
            <text:p>114053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Private</text:p>
          </table:table-cell>
          <table:table-cell office:value-type="float" office:value="212960" calcext:value-type="float">
            <text:p>212960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Private</text:p>
          </table:table-cell>
          <table:table-cell office:value-type="float" office:value="264052" calcext:value-type="float">
            <text:p>26405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ivate</text:p>
          </table:table-cell>
          <table:table-cell office:value-type="float" office:value="82804" calcext:value-type="float">
            <text:p>8280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Self-emp-not-inc</text:p>
          </table:table-cell>
          <table:table-cell office:value-type="float" office:value="334273" calcext:value-type="float">
            <text:p>334273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Private</text:p>
          </table:table-cell>
          <table:table-cell office:value-type="float" office:value="27337" calcext:value-type="float">
            <text:p>2733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Amer-Indian-Eskimo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Self-emp-inc</text:p>
          </table:table-cell>
          <table:table-cell office:value-type="float" office:value="188436" calcext:value-type="float">
            <text:p>188436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5013" calcext:value-type="float">
            <text:p>501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Private</text:p>
          </table:table-cell>
          <table:table-cell office:value-type="float" office:value="433665" calcext:value-type="float">
            <text:p>433665</text:p>
          </table:table-cell>
          <table:table-cell office:value-type="string" calcext:value-type="string">
            <text:p><text:s/>7th-8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Mexico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Self-emp-not-inc</text:p>
          </table:table-cell>
          <table:table-cell office:value-type="float" office:value="110663" calcext:value-type="float">
            <text:p>11066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Private</text:p>
          </table:table-cell>
          <table:table-cell office:value-type="float" office:value="87490" calcext:value-type="float">
            <text:p>87490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ivate</text:p>
          </table:table-cell>
          <table:table-cell office:value-type="float" office:value="354351" calcext:value-type="float">
            <text:p>35435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Private</text:p>
          </table:table-cell>
          <table:table-cell office:value-type="float" office:value="95469" calcext:value-type="float">
            <text:p>9546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Private</text:p>
          </table:table-cell>
          <table:table-cell office:value-type="float" office:value="242718" calcext:value-type="float">
            <text:p>242718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Private</text:p>
          </table:table-cell>
          <table:table-cell office:value-type="float" office:value="22463" calcext:value-type="float">
            <text:p>22463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977" calcext:value-type="float">
            <text:p>19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rivate</text:p>
          </table:table-cell>
          <table:table-cell office:value-type="float" office:value="158156" calcext:value-type="float">
            <text:p>158156</text:p>
          </table:table-cell>
          <table:table-cell office:value-type="string" calcext:value-type="string">
            <text:p><text:s/>Doctora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Private</text:p>
          </table:table-cell>
          <table:table-cell office:value-type="float" office:value="350162" calcext:value-type="float">
            <text:p>350162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?</text:p>
          </table:table-cell>
          <table:table-cell office:value-type="float" office:value="165532" calcext:value-type="float">
            <text:p>165532</text:p>
          </table:table-cell>
          <table:table-cell office:value-type="string" calcext:value-type="string">
            <text:p><text:s/>12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Self-emp-not-inc</text:p>
          </table:table-cell>
          <table:table-cell office:value-type="float" office:value="28738" calcext:value-type="float">
            <text:p>28738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Local-gov</text:p>
          </table:table-cell>
          <table:table-cell office:value-type="float" office:value="283635" calcext:value-type="float">
            <text:p>283635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Self-emp-not-inc</text:p>
          </table:table-cell>
          <table:table-cell office:value-type="float" office:value="86646" calcext:value-type="float">
            <text:p>86646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?</text:p>
          </table:table-cell>
          <table:table-cell office:value-type="float" office:value="195733" calcext:value-type="float">
            <text:p>19573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Private</text:p>
          </table:table-cell>
          <table:table-cell office:value-type="float" office:value="69884" calcext:value-type="float">
            <text:p>6988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Private</text:p>
          </table:table-cell>
          <table:table-cell office:value-type="float" office:value="199713" calcext:value-type="float">
            <text:p>19971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rivate</text:p>
          </table:table-cell>
          <table:table-cell office:value-type="float" office:value="181659" calcext:value-type="float">
            <text:p>18165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Self-emp-not-inc</text:p>
          </table:table-cell>
          <table:table-cell office:value-type="float" office:value="340939" calcext:value-type="float">
            <text:p>340939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Private</text:p>
          </table:table-cell>
          <table:table-cell office:value-type="float" office:value="197747" calcext:value-type="float">
            <text:p>197747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Private</text:p>
          </table:table-cell>
          <table:table-cell office:value-type="float" office:value="34292" calcext:value-type="float">
            <text:p>3429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Private</text:p>
          </table:table-cell>
          <table:table-cell office:value-type="float" office:value="156764" calcext:value-type="float">
            <text:p>156764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Private</text:p>
          </table:table-cell>
          <table:table-cell office:value-type="float" office:value="25826" calcext:value-type="float">
            <text:p>25826</text:p>
          </table:table-cell>
          <table:table-cell office:value-type="string" calcext:value-type="string">
            <text:p><text:s/>10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Self-emp-inc</text:p>
          </table:table-cell>
          <table:table-cell office:value-type="float" office:value="103948" calcext:value-type="float">
            <text:p>103948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?</text:p>
          </table:table-cell>
          <table:table-cell office:value-type="float" office:value="137390" calcext:value-type="float">
            <text:p>13739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?</text:p>
          </table:table-cell>
          <table:table-cell office:value-type="float" office:value="105138" calcext:value-type="float">
            <text:p>10513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Private</text:p>
          </table:table-cell>
          <table:table-cell office:value-type="float" office:value="39352" calcext:value-type="float">
            <text:p>39352</text:p>
          </table:table-cell>
          <table:table-cell office:value-type="string" calcext:value-type="string">
            <text:p><text:s/>7th-8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168387" calcext:value-type="float">
            <text:p>168387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7688" calcext:value-type="float">
            <text:p>768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Canada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Private</text:p>
          </table:table-cell>
          <table:table-cell office:value-type="float" office:value="117789" calcext:value-type="float">
            <text:p>117789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rivate</text:p>
          </table:table-cell>
          <table:table-cell office:value-type="float" office:value="267147" calcext:value-type="float">
            <text:p>26714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?</text:p>
          </table:table-cell>
          <table:table-cell office:value-type="float" office:value="99399" calcext:value-type="float">
            <text:p>9939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Amer-Indian-Eskimo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Self-emp-not-inc</text:p>
          </table:table-cell>
          <table:table-cell office:value-type="float" office:value="214242" calcext:value-type="float">
            <text:p>214242</text:p>
          </table:table-cell>
          <table:table-cell office:value-type="string" calcext:value-type="string">
            <text:p><text:s/>Prof-schoo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Private</text:p>
          </table:table-cell>
          <table:table-cell office:value-type="float" office:value="200408" calcext:value-type="float">
            <text:p>20040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Private</text:p>
          </table:table-cell>
          <table:table-cell office:value-type="float" office:value="136455" calcext:value-type="float">
            <text:p>136455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Private</text:p>
          </table:table-cell>
          <table:table-cell office:value-type="float" office:value="239824" calcext:value-type="float">
            <text:p>239824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Private</text:p>
          </table:table-cell>
          <table:table-cell office:value-type="float" office:value="217039" calcext:value-type="float">
            <text:p>21703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Private</text:p>
          </table:table-cell>
          <table:table-cell office:value-type="float" office:value="51290" calcext:value-type="float">
            <text:p>51290</text:p>
          </table:table-cell>
          <table:table-cell office:value-type="string" calcext:value-type="string">
            <text:p><text:s/>7th-8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Local-gov</text:p>
          </table:table-cell>
          <table:table-cell office:value-type="float" office:value="175674" calcext:value-type="float">
            <text:p>175674</text:p>
          </table:table-cell>
          <table:table-cell office:value-type="string" calcext:value-type="string">
            <text:p><text:s/>9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Self-emp-not-inc</text:p>
          </table:table-cell>
          <table:table-cell office:value-type="float" office:value="194404" calcext:value-type="float">
            <text:p>194404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Private</text:p>
          </table:table-cell>
          <table:table-cell office:value-type="float" office:value="45612" calcext:value-type="float">
            <text:p>4561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Private</text:p>
          </table:table-cell>
          <table:table-cell office:value-type="float" office:value="410114" calcext:value-type="float">
            <text:p>410114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Private</text:p>
          </table:table-cell>
          <table:table-cell office:value-type="float" office:value="182521" calcext:value-type="float">
            <text:p>18252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Amer-Indian-Eskimo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Local-gov</text:p>
          </table:table-cell>
          <table:table-cell office:value-type="float" office:value="339772" calcext:value-type="float">
            <text:p>33977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Private</text:p>
          </table:table-cell>
          <table:table-cell office:value-type="float" office:value="169658" calcext:value-type="float">
            <text:p>169658</text:p>
          </table:table-cell>
          <table:table-cell office:value-type="string" calcext:value-type="string">
            <text:p><text:s/>10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Private</text:p>
          </table:table-cell>
          <table:table-cell office:value-type="float" office:value="200853" calcext:value-type="float">
            <text:p>200853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6849" calcext:value-type="float">
            <text:p>684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ivate</text:p>
          </table:table-cell>
          <table:table-cell office:value-type="float" office:value="247564" calcext:value-type="float">
            <text:p>24756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ivate</text:p>
          </table:table-cell>
          <table:table-cell office:value-type="float" office:value="249909" calcext:value-type="float">
            <text:p>24990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Local-gov</text:p>
          </table:table-cell>
          <table:table-cell office:value-type="float" office:value="208122" calcext:value-type="float">
            <text:p>208122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rivate</text:p>
          </table:table-cell>
          <table:table-cell office:value-type="float" office:value="109881" calcext:value-type="float">
            <text:p>109881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Private</text:p>
          </table:table-cell>
          <table:table-cell office:value-type="float" office:value="207824" calcext:value-type="float">
            <text:p>20782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ivate</text:p>
          </table:table-cell>
          <table:table-cell office:value-type="float" office:value="369027" calcext:value-type="float">
            <text:p>36902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Self-emp-not-inc</text:p>
          </table:table-cell>
          <table:table-cell office:value-type="float" office:value="114117" calcext:value-type="float">
            <text:p>11411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Self-emp-inc</text:p>
          </table:table-cell>
          <table:table-cell office:value-type="float" office:value="51048" calcext:value-type="float">
            <text:p>51048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Private</text:p>
          </table:table-cell>
          <table:table-cell office:value-type="float" office:value="102388" calcext:value-type="float">
            <text:p>102388</text:p>
          </table:table-cell>
          <table:table-cell office:value-type="string" calcext:value-type="string">
            <text:p><text:s/>Prof-schoo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15024" calcext:value-type="float">
            <text:p>1502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Private</text:p>
          </table:table-cell>
          <table:table-cell office:value-type="float" office:value="190483" calcext:value-type="float">
            <text:p>190483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Private</text:p>
          </table:table-cell>
          <table:table-cell office:value-type="float" office:value="462440" calcext:value-type="float">
            <text:p>462440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Private</text:p>
          </table:table-cell>
          <table:table-cell office:value-type="float" office:value="109351" calcext:value-type="float">
            <text:p>109351</text:p>
          </table:table-cell>
          <table:table-cell office:value-type="string" calcext:value-type="string">
            <text:p><text:s/>9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Priv-house-serv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Private</text:p>
          </table:table-cell>
          <table:table-cell office:value-type="float" office:value="34383" calcext:value-type="float">
            <text:p>34383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Private</text:p>
          </table:table-cell>
          <table:table-cell office:value-type="float" office:value="241832" calcext:value-type="float">
            <text:p>241832</text:p>
          </table:table-cell>
          <table:table-cell office:value-type="string" calcext:value-type="string">
            <text:p><text:s/>9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rried-spouse-absent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l-Salvador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ivate</text:p>
          </table:table-cell>
          <table:table-cell office:value-type="float" office:value="124187" calcext:value-type="float">
            <text:p>12418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ivate</text:p>
          </table:table-cell>
          <table:table-cell office:value-type="float" office:value="153614" calcext:value-type="float">
            <text:p>15361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Self-emp-not-inc</text:p>
          </table:table-cell>
          <table:table-cell office:value-type="float" office:value="267556" calcext:value-type="float">
            <text:p>26755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205469" calcext:value-type="float">
            <text:p>20546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Private</text:p>
          </table:table-cell>
          <table:table-cell office:value-type="float" office:value="268090" calcext:value-type="float">
            <text:p>268090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Self-emp-not-inc</text:p>
          </table:table-cell>
          <table:table-cell office:value-type="float" office:value="165039" calcext:value-type="float">
            <text:p>16503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Local-gov</text:p>
          </table:table-cell>
          <table:table-cell office:value-type="float" office:value="120451" calcext:value-type="float">
            <text:p>120451</text:p>
          </table:table-cell>
          <table:table-cell office:value-type="string" calcext:value-type="string">
            <text:p><text:s/>10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ivate</text:p>
          </table:table-cell>
          <table:table-cell office:value-type="float" office:value="154374" calcext:value-type="float">
            <text:p>15437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15024" calcext:value-type="float">
            <text:p>150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ivate</text:p>
          </table:table-cell>
          <table:table-cell office:value-type="float" office:value="103649" calcext:value-type="float">
            <text:p>103649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Self-emp-not-inc</text:p>
          </table:table-cell>
          <table:table-cell office:value-type="float" office:value="35723" calcext:value-type="float">
            <text:p>3572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Private</text:p>
          </table:table-cell>
          <table:table-cell office:value-type="float" office:value="262601" calcext:value-type="float">
            <text:p>26260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Private</text:p>
          </table:table-cell>
          <table:table-cell office:value-type="float" office:value="226181" calcext:value-type="float">
            <text:p>226181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175697" calcext:value-type="float">
            <text:p>175697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15024" calcext:value-type="float">
            <text:p>150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Self-emp-inc</text:p>
          </table:table-cell>
          <table:table-cell office:value-type="float" office:value="248145" calcext:value-type="float">
            <text:p>248145</text:p>
          </table:table-cell>
          <table:table-cell office:value-type="string" calcext:value-type="string">
            <text:p><text:s/>5th-6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Cuba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Self-emp-not-inc</text:p>
          </table:table-cell>
          <table:table-cell office:value-type="float" office:value="289436" calcext:value-type="float">
            <text:p>289436</text:p>
          </table:table-cell>
          <table:table-cell office:value-type="string" calcext:value-type="string">
            <text:p><text:s/>Doctora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Private</text:p>
          </table:table-cell>
          <table:table-cell office:value-type="float" office:value="75654" calcext:value-type="float">
            <text:p>7565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Private</text:p>
          </table:table-cell>
          <table:table-cell office:value-type="float" office:value="199378" calcext:value-type="float">
            <text:p>19937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Private</text:p>
          </table:table-cell>
          <table:table-cell office:value-type="float" office:value="160968" calcext:value-type="float">
            <text:p>16096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Private</text:p>
          </table:table-cell>
          <table:table-cell office:value-type="float" office:value="188563" calcext:value-type="float">
            <text:p>18856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5178" calcext:value-type="float">
            <text:p>517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55849" calcext:value-type="float">
            <text:p>5584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Self-emp-inc</text:p>
          </table:table-cell>
          <table:table-cell office:value-type="float" office:value="195322" calcext:value-type="float">
            <text:p>195322</text:p>
          </table:table-cell>
          <table:table-cell office:value-type="string" calcext:value-type="string">
            <text:p><text:s/>Doctora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Local-gov</text:p>
          </table:table-cell>
          <table:table-cell office:value-type="float" office:value="402089" calcext:value-type="float">
            <text:p>40208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Private</text:p>
          </table:table-cell>
          <table:table-cell office:value-type="float" office:value="78277" calcext:value-type="float">
            <text:p>7827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?</text:p>
          </table:table-cell>
          <table:table-cell office:value-type="float" office:value="158611" calcext:value-type="float">
            <text:p>15861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State-gov</text:p>
          </table:table-cell>
          <table:table-cell office:value-type="float" office:value="169496" calcext:value-type="float">
            <text:p>169496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Private</text:p>
          </table:table-cell>
          <table:table-cell office:value-type="float" office:value="130959" calcext:value-type="float">
            <text:p>13095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ivate</text:p>
          </table:table-cell>
          <table:table-cell office:value-type="float" office:value="556660" calcext:value-type="float">
            <text:p>55666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4101" calcext:value-type="float">
            <text:p>410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ivate</text:p>
          </table:table-cell>
          <table:table-cell office:value-type="float" office:value="292472" calcext:value-type="float">
            <text:p>292472</text:p>
          </table:table-cell>
          <table:table-cell office:value-type="string" calcext:value-type="string">
            <text:p><text:s/>Doctora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Taiwan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State-gov</text:p>
          </table:table-cell>
          <table:table-cell office:value-type="float" office:value="143774" calcext:value-type="float">
            <text:p>14377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rivate</text:p>
          </table:table-cell>
          <table:table-cell office:value-type="float" office:value="288341" calcext:value-type="float">
            <text:p>28834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State-gov</text:p>
          </table:table-cell>
          <table:table-cell office:value-type="float" office:value="71592" calcext:value-type="float">
            <text:p>7159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Philippin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?</text:p>
          </table:table-cell>
          <table:table-cell office:value-type="float" office:value="167358" calcext:value-type="float">
            <text:p>167358</text:p>
          </table:table-cell>
          <table:table-cell office:value-type="string" calcext:value-type="string">
            <text:p><text:s/>9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ivate</text:p>
          </table:table-cell>
          <table:table-cell office:value-type="float" office:value="106742" calcext:value-type="float">
            <text:p>10674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Private</text:p>
          </table:table-cell>
          <table:table-cell office:value-type="float" office:value="219288" calcext:value-type="float">
            <text:p>219288</text:p>
          </table:table-cell>
          <table:table-cell office:value-type="string" calcext:value-type="string">
            <text:p><text:s/>7th-8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ivate</text:p>
          </table:table-cell>
          <table:table-cell office:value-type="float" office:value="174524" calcext:value-type="float">
            <text:p>17452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Self-emp-not-inc</text:p>
          </table:table-cell>
          <table:table-cell office:value-type="float" office:value="335183" calcext:value-type="float">
            <text:p>335183</text:p>
          </table:table-cell>
          <table:table-cell office:value-type="string" calcext:value-type="string">
            <text:p><text:s/>12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ivate</text:p>
          </table:table-cell>
          <table:table-cell office:value-type="float" office:value="261293" calcext:value-type="float">
            <text:p>261293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rivate</text:p>
          </table:table-cell>
          <table:table-cell office:value-type="float" office:value="111900" calcext:value-type="float">
            <text:p>111900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Local-gov</text:p>
          </table:table-cell>
          <table:table-cell office:value-type="float" office:value="194360" calcext:value-type="float">
            <text:p>194360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Private</text:p>
          </table:table-cell>
          <table:table-cell office:value-type="float" office:value="81145" calcext:value-type="float">
            <text:p>8114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Private</text:p>
          </table:table-cell>
          <table:table-cell office:value-type="float" office:value="341204" calcext:value-type="float">
            <text:p>341204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8614" calcext:value-type="float">
            <text:p>861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te-gov</text:p>
          </table:table-cell>
          <table:table-cell office:value-type="float" office:value="249362" calcext:value-type="float">
            <text:p>24936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3411" calcext:value-type="float">
            <text:p>341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Private</text:p>
          </table:table-cell>
          <table:table-cell office:value-type="float" office:value="247019" calcext:value-type="float">
            <text:p>24701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?</text:p>
          </table:table-cell>
          <table:table-cell office:value-type="float" office:value="114746" calcext:value-type="float">
            <text:p>114746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rried-spouse-absent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Female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South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ivate</text:p>
          </table:table-cell>
          <table:table-cell office:value-type="float" office:value="172146" calcext:value-type="float">
            <text:p>172146</text:p>
          </table:table-cell>
          <table:table-cell office:value-type="string" calcext:value-type="string">
            <text:p><text:s/>9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721" calcext:value-type="float">
            <text:p>17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Federal-gov</text:p>
          </table:table-cell>
          <table:table-cell office:value-type="float" office:value="110457" calcext:value-type="float">
            <text:p>110457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?</text:p>
          </table:table-cell>
          <table:table-cell office:value-type="float" office:value="80077" calcext:value-type="float">
            <text:p>80077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Self-emp-not-inc</text:p>
          </table:table-cell>
          <table:table-cell office:value-type="float" office:value="368700" calcext:value-type="float">
            <text:p>368700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182556" calcext:value-type="float">
            <text:p>182556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Self-emp-inc</text:p>
          </table:table-cell>
          <table:table-cell office:value-type="float" office:value="219420" calcext:value-type="float">
            <text:p>21942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Private</text:p>
          </table:table-cell>
          <table:table-cell office:value-type="float" office:value="240817" calcext:value-type="float">
            <text:p>24081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2597" calcext:value-type="float">
            <text:p>259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Private</text:p>
          </table:table-cell>
          <table:table-cell office:value-type="float" office:value="102726" calcext:value-type="float">
            <text:p>102726</text:p>
          </table:table-cell>
          <table:table-cell office:value-type="string" calcext:value-type="string">
            <text:p><text:s/>12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Private</text:p>
          </table:table-cell>
          <table:table-cell office:value-type="float" office:value="226267" calcext:value-type="float">
            <text:p>226267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Mexico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125457" calcext:value-type="float">
            <text:p>12545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Self-emp-not-inc</text:p>
          </table:table-cell>
          <table:table-cell office:value-type="float" office:value="204021" calcext:value-type="float">
            <text:p>20402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Local-gov</text:p>
          </table:table-cell>
          <table:table-cell office:value-type="float" office:value="92262" calcext:value-type="float">
            <text:p>9226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tective-serv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Private</text:p>
          </table:table-cell>
          <table:table-cell office:value-type="float" office:value="161141" calcext:value-type="float">
            <text:p>161141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Portugal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Self-emp-not-inc</text:p>
          </table:table-cell>
          <table:table-cell office:value-type="float" office:value="190290" calcext:value-type="float">
            <text:p>19029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Local-gov</text:p>
          </table:table-cell>
          <table:table-cell office:value-type="float" office:value="430828" calcext:value-type="float">
            <text:p>43082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State-gov</text:p>
          </table:table-cell>
          <table:table-cell office:value-type="float" office:value="59342" calcext:value-type="float">
            <text:p>59342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ivate</text:p>
          </table:table-cell>
          <table:table-cell office:value-type="float" office:value="136721" calcext:value-type="float">
            <text:p>13672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?</text:p>
          </table:table-cell>
          <table:table-cell office:value-type="float" office:value="149422" calcext:value-type="float">
            <text:p>149422</text:p>
          </table:table-cell>
          <table:table-cell office:value-type="string" calcext:value-type="string">
            <text:p><text:s/>7th-8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Local-gov</text:p>
          </table:table-cell>
          <table:table-cell office:value-type="float" office:value="86644" calcext:value-type="float">
            <text:p>86644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Private</text:p>
          </table:table-cell>
          <table:table-cell office:value-type="float" office:value="195124" calcext:value-type="float">
            <text:p>195124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ominican-Republic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Private</text:p>
          </table:table-cell>
          <table:table-cell office:value-type="float" office:value="167350" calcext:value-type="float">
            <text:p>16735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Local-gov</text:p>
          </table:table-cell>
          <table:table-cell office:value-type="float" office:value="113000" calcext:value-type="float">
            <text:p>113000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ivate</text:p>
          </table:table-cell>
          <table:table-cell office:value-type="float" office:value="140027" calcext:value-type="float">
            <text:p>140027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Private</text:p>
          </table:table-cell>
          <table:table-cell office:value-type="float" office:value="262425" calcext:value-type="float">
            <text:p>26242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Private</text:p>
          </table:table-cell>
          <table:table-cell office:value-type="float" office:value="316702" calcext:value-type="float">
            <text:p>31670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State-gov</text:p>
          </table:table-cell>
          <table:table-cell office:value-type="float" office:value="335453" calcext:value-type="float">
            <text:p>335453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?</text:p>
          </table:table-cell>
          <table:table-cell office:value-type="float" office:value="202480" calcext:value-type="float">
            <text:p>202480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ivate</text:p>
          </table:table-cell>
          <table:table-cell office:value-type="float" office:value="203628" calcext:value-type="float">
            <text:p>203628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118710" calcext:value-type="float">
            <text:p>118710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ivate</text:p>
          </table:table-cell>
          <table:table-cell office:value-type="float" office:value="189620" calcext:value-type="float">
            <text:p>189620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Poland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Private</text:p>
          </table:table-cell>
          <table:table-cell office:value-type="float" office:value="475028" calcext:value-type="float">
            <text:p>47502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Local-gov</text:p>
          </table:table-cell>
          <table:table-cell office:value-type="float" office:value="110866" calcext:value-type="float">
            <text:p>110866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243605" calcext:value-type="float">
            <text:p>243605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Cuba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Private</text:p>
          </table:table-cell>
          <table:table-cell office:value-type="float" office:value="163870" calcext:value-type="float">
            <text:p>163870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Self-emp-not-inc</text:p>
          </table:table-cell>
          <table:table-cell office:value-type="float" office:value="80145" calcext:value-type="float">
            <text:p>8014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Private</text:p>
          </table:table-cell>
          <table:table-cell office:value-type="float" office:value="295566" calcext:value-type="float">
            <text:p>295566</text:p>
          </table:table-cell>
          <table:table-cell office:value-type="string" calcext:value-type="string">
            <text:p><text:s/>Doctora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25236" calcext:value-type="float">
            <text:p>2523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Private</text:p>
          </table:table-cell>
          <table:table-cell office:value-type="float" office:value="63042" calcext:value-type="float">
            <text:p>63042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Private</text:p>
          </table:table-cell>
          <table:table-cell office:value-type="float" office:value="229148" calcext:value-type="float">
            <text:p>229148</text:p>
          </table:table-cell>
          <table:table-cell office:value-type="string" calcext:value-type="string">
            <text:p><text:s/>12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Jamaica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Private</text:p>
          </table:table-cell>
          <table:table-cell office:value-type="float" office:value="242552" calcext:value-type="float">
            <text:p>24255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Private</text:p>
          </table:table-cell>
          <table:table-cell office:value-type="float" office:value="177665" calcext:value-type="float">
            <text:p>17766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Private</text:p>
          </table:table-cell>
          <table:table-cell office:value-type="float" office:value="208103" calcext:value-type="float">
            <text:p>208103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Private</text:p>
          </table:table-cell>
          <table:table-cell office:value-type="float" office:value="296450" calcext:value-type="float">
            <text:p>296450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Private</text:p>
          </table:table-cell>
          <table:table-cell office:value-type="float" office:value="70282" calcext:value-type="float">
            <text:p>7028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Private</text:p>
          </table:table-cell>
          <table:table-cell office:value-type="float" office:value="271767" calcext:value-type="float">
            <text:p>271767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Private</text:p>
          </table:table-cell>
          <table:table-cell office:value-type="float" office:value="144995" calcext:value-type="float">
            <text:p>144995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4386" calcext:value-type="float">
            <text:p>438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Local-gov</text:p>
          </table:table-cell>
          <table:table-cell office:value-type="float" office:value="382635" calcext:value-type="float">
            <text:p>382635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Hondura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295697" calcext:value-type="float">
            <text:p>29569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194141" calcext:value-type="float">
            <text:p>19414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State-gov</text:p>
          </table:table-cell>
          <table:table-cell office:value-type="float" office:value="378418" calcext:value-type="float">
            <text:p>37841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Private</text:p>
          </table:table-cell>
          <table:table-cell office:value-type="float" office:value="214399" calcext:value-type="float">
            <text:p>21439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ivate</text:p>
          </table:table-cell>
          <table:table-cell office:value-type="float" office:value="217460" calcext:value-type="float">
            <text:p>217460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182556" calcext:value-type="float">
            <text:p>18255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Private</text:p>
          </table:table-cell>
          <table:table-cell office:value-type="float" office:value="125831" calcext:value-type="float">
            <text:p>12583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2051" calcext:value-type="float">
            <text:p>20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Private</text:p>
          </table:table-cell>
          <table:table-cell office:value-type="float" office:value="271328" calcext:value-type="float">
            <text:p>271328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4650" calcext:value-type="float">
            <text:p>46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Local-gov</text:p>
          </table:table-cell>
          <table:table-cell office:value-type="float" office:value="50459" calcext:value-type="float">
            <text:p>5045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Private</text:p>
          </table:table-cell>
          <table:table-cell office:value-type="float" office:value="162140" calcext:value-type="float">
            <text:p>162140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7298" calcext:value-type="float">
            <text:p>729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ivate</text:p>
          </table:table-cell>
          <table:table-cell office:value-type="float" office:value="177937" calcext:value-type="float">
            <text:p>177937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Private</text:p>
          </table:table-cell>
          <table:table-cell office:value-type="float" office:value="111502" calcext:value-type="float">
            <text:p>11150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Private</text:p>
          </table:table-cell>
          <table:table-cell office:value-type="float" office:value="299047" calcext:value-type="float">
            <text:p>299047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223212" calcext:value-type="float">
            <text:p>22321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Mexico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Self-emp-not-inc</text:p>
          </table:table-cell>
          <table:table-cell office:value-type="float" office:value="118474" calcext:value-type="float">
            <text:p>118474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9386" calcext:value-type="float">
            <text:p>938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Private</text:p>
          </table:table-cell>
          <table:table-cell office:value-type="float" office:value="352139" calcext:value-type="float">
            <text:p>35213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Private</text:p>
          </table:table-cell>
          <table:table-cell office:value-type="float" office:value="173093" calcext:value-type="float">
            <text:p>17309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Private</text:p>
          </table:table-cell>
          <table:table-cell office:value-type="float" office:value="181655" calcext:value-type="float">
            <text:p>181655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2377" calcext:value-type="float">
            <text:p>237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Private</text:p>
          </table:table-cell>
          <table:table-cell office:value-type="float" office:value="332702" calcext:value-type="float">
            <text:p>332702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?</text:p>
          </table:table-cell>
          <table:table-cell office:value-type="float" office:value="51164" calcext:value-type="float">
            <text:p>5116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ivate</text:p>
          </table:table-cell>
          <table:table-cell office:value-type="float" office:value="234901" calcext:value-type="float">
            <text:p>234901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Private</text:p>
          </table:table-cell>
          <table:table-cell office:value-type="float" office:value="131414" calcext:value-type="float">
            <text:p>13141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State-gov</text:p>
          </table:table-cell>
          <table:table-cell office:value-type="float" office:value="260960" calcext:value-type="float">
            <text:p>260960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Private</text:p>
          </table:table-cell>
          <table:table-cell office:value-type="float" office:value="156052" calcext:value-type="float">
            <text:p>15605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Private</text:p>
          </table:table-cell>
          <table:table-cell office:value-type="float" office:value="279914" calcext:value-type="float">
            <text:p>279914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Private</text:p>
          </table:table-cell>
          <table:table-cell office:value-type="float" office:value="192453" calcext:value-type="float">
            <text:p>19245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Self-emp-not-inc</text:p>
          </table:table-cell>
          <table:table-cell office:value-type="float" office:value="200939" calcext:value-type="float">
            <text:p>20093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Private</text:p>
          </table:table-cell>
          <table:table-cell office:value-type="float" office:value="151408" calcext:value-type="float">
            <text:p>151408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14084" calcext:value-type="float">
            <text:p>1408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Private</text:p>
          </table:table-cell>
          <table:table-cell office:value-type="float" office:value="112847" calcext:value-type="float">
            <text:p>112847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Private</text:p>
          </table:table-cell>
          <table:table-cell office:value-type="float" office:value="316929" calcext:value-type="float">
            <text:p>316929</text:p>
          </table:table-cell>
          <table:table-cell office:value-type="string" calcext:value-type="string">
            <text:p><text:s/>12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Local-gov</text:p>
          </table:table-cell>
          <table:table-cell office:value-type="float" office:value="126319" calcext:value-type="float">
            <text:p>126319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Private</text:p>
          </table:table-cell>
          <table:table-cell office:value-type="float" office:value="197422" calcext:value-type="float">
            <text:p>19742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7688" calcext:value-type="float">
            <text:p>768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Private</text:p>
          </table:table-cell>
          <table:table-cell office:value-type="float" office:value="267736" calcext:value-type="float">
            <text:p>267736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Private</text:p>
          </table:table-cell>
          <table:table-cell office:value-type="float" office:value="267034" calcext:value-type="float">
            <text:p>267034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Haiti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State-gov</text:p>
          </table:table-cell>
          <table:table-cell office:value-type="float" office:value="193047" calcext:value-type="float">
            <text:p>193047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State-gov</text:p>
          </table:table-cell>
          <table:table-cell office:value-type="float" office:value="356089" calcext:value-type="float">
            <text:p>356089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7688" calcext:value-type="float">
            <text:p>768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Private</text:p>
          </table:table-cell>
          <table:table-cell office:value-type="float" office:value="223515" calcext:value-type="float">
            <text:p>223515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Self-emp-not-inc</text:p>
          </table:table-cell>
          <table:table-cell office:value-type="float" office:value="87510" calcext:value-type="float">
            <text:p>87510</text:p>
          </table:table-cell>
          <table:table-cell office:value-type="string" calcext:value-type="string">
            <text:p><text:s/>10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Private</text:p>
          </table:table-cell>
          <table:table-cell office:value-type="float" office:value="145111" calcext:value-type="float">
            <text:p>14511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Private</text:p>
          </table:table-cell>
          <table:table-cell office:value-type="float" office:value="48093" calcext:value-type="float">
            <text:p>4809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rivate</text:p>
          </table:table-cell>
          <table:table-cell office:value-type="float" office:value="31757" calcext:value-type="float">
            <text:p>31757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Private</text:p>
          </table:table-cell>
          <table:table-cell office:value-type="float" office:value="285854" calcext:value-type="float">
            <text:p>28585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Local-gov</text:p>
          </table:table-cell>
          <table:table-cell office:value-type="float" office:value="120064" calcext:value-type="float">
            <text:p>120064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Federal-gov</text:p>
          </table:table-cell>
          <table:table-cell office:value-type="float" office:value="167381" calcext:value-type="float">
            <text:p>16738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Private</text:p>
          </table:table-cell>
          <table:table-cell office:value-type="float" office:value="103408" calcext:value-type="float">
            <text:p>10340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Private</text:p>
          </table:table-cell>
          <table:table-cell office:value-type="float" office:value="101460" calcext:value-type="float">
            <text:p>10146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Local-gov</text:p>
          </table:table-cell>
          <table:table-cell office:value-type="float" office:value="420537" calcext:value-type="float">
            <text:p>42053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Local-gov</text:p>
          </table:table-cell>
          <table:table-cell office:value-type="float" office:value="119411" calcext:value-type="float">
            <text:p>11941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Protective-serv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Portugal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Self-emp-inc</text:p>
          </table:table-cell>
          <table:table-cell office:value-type="float" office:value="128272" calcext:value-type="float">
            <text:p>128272</text:p>
          </table:table-cell>
          <table:table-cell office:value-type="string" calcext:value-type="string">
            <text:p><text:s/>Doctora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Private</text:p>
          </table:table-cell>
          <table:table-cell office:value-type="float" office:value="386773" calcext:value-type="float">
            <text:p>386773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Private</text:p>
          </table:table-cell>
          <table:table-cell office:value-type="float" office:value="283268" calcext:value-type="float">
            <text:p>283268</text:p>
          </table:table-cell>
          <table:table-cell office:value-type="string" calcext:value-type="string">
            <text:p><text:s/>10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State-gov</text:p>
          </table:table-cell>
          <table:table-cell office:value-type="float" office:value="301526" calcext:value-type="float">
            <text:p>301526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spouse-absent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Private</text:p>
          </table:table-cell>
          <table:table-cell office:value-type="float" office:value="151790" calcext:value-type="float">
            <text:p>151790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Germany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Self-emp-not-inc</text:p>
          </table:table-cell>
          <table:table-cell office:value-type="float" office:value="106252" calcext:value-type="float">
            <text:p>106252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Private</text:p>
          </table:table-cell>
          <table:table-cell office:value-type="float" office:value="188557" calcext:value-type="float">
            <text:p>18855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Private</text:p>
          </table:table-cell>
          <table:table-cell office:value-type="float" office:value="171114" calcext:value-type="float">
            <text:p>17111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Private</text:p>
          </table:table-cell>
          <table:table-cell office:value-type="float" office:value="327323" calcext:value-type="float">
            <text:p>327323</text:p>
          </table:table-cell>
          <table:table-cell office:value-type="string" calcext:value-type="string">
            <text:p><text:s/>5th-6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Guatemala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244147" calcext:value-type="float">
            <text:p>24414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Private</text:p>
          </table:table-cell>
          <table:table-cell office:value-type="float" office:value="280282" calcext:value-type="float">
            <text:p>280282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Private</text:p>
          </table:table-cell>
          <table:table-cell office:value-type="float" office:value="116442" calcext:value-type="float">
            <text:p>11644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Local-gov</text:p>
          </table:table-cell>
          <table:table-cell office:value-type="float" office:value="282579" calcext:value-type="float">
            <text:p>282579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Private</text:p>
          </table:table-cell>
          <table:table-cell office:value-type="float" office:value="51838" calcext:value-type="float">
            <text:p>5183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ivate</text:p>
          </table:table-cell>
          <table:table-cell office:value-type="float" office:value="73585" calcext:value-type="float">
            <text:p>73585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ivate</text:p>
          </table:table-cell>
          <table:table-cell office:value-type="float" office:value="226902" calcext:value-type="float">
            <text:p>226902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Private</text:p>
          </table:table-cell>
          <table:table-cell office:value-type="float" office:value="279129" calcext:value-type="float">
            <text:p>27912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State-gov</text:p>
          </table:table-cell>
          <table:table-cell office:value-type="float" office:value="146908" calcext:value-type="float">
            <text:p>14690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Private</text:p>
          </table:table-cell>
          <table:table-cell office:value-type="float" office:value="196690" calcext:value-type="float">
            <text:p>196690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0" calcext:value-type="float">
            <text:p>0</text:p>
          </table:table-cell>
          <table:table-cell office:value-type="float" office:value="1669" calcext:value-type="float">
            <text:p>166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Private</text:p>
          </table:table-cell>
          <table:table-cell office:value-type="float" office:value="130760" calcext:value-type="float">
            <text:p>130760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Self-emp-not-inc</text:p>
          </table:table-cell>
          <table:table-cell office:value-type="float" office:value="49572" calcext:value-type="float">
            <text:p>4957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Private</text:p>
          </table:table-cell>
          <table:table-cell office:value-type="float" office:value="237601" calcext:value-type="float">
            <text:p>237601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Other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Private</text:p>
          </table:table-cell>
          <table:table-cell office:value-type="float" office:value="169628" calcext:value-type="float">
            <text:p>16962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Self-emp-not-inc</text:p>
          </table:table-cell>
          <table:table-cell office:value-type="float" office:value="36671" calcext:value-type="float">
            <text:p>3667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2352" calcext:value-type="float">
            <text:p>23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Private</text:p>
          </table:table-cell>
          <table:table-cell office:value-type="float" office:value="231193" calcext:value-type="float">
            <text:p>231193</text:p>
          </table:table-cell>
          <table:table-cell office:value-type="string" calcext:value-type="string">
            <text:p><text:s/>12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?</text:p>
          </table:table-cell>
          <table:table-cell office:value-type="float" office:value="192130" calcext:value-type="float">
            <text:p>19213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?</text:p>
          </table:table-cell>
          <table:table-cell office:value-type="float" office:value="149704" calcext:value-type="float">
            <text:p>14970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Private</text:p>
          </table:table-cell>
          <table:table-cell office:value-type="float" office:value="102102" calcext:value-type="float">
            <text:p>102102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Self-emp-inc</text:p>
          </table:table-cell>
          <table:table-cell office:value-type="float" office:value="32185" calcext:value-type="float">
            <text:p>32185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?</text:p>
          </table:table-cell>
          <table:table-cell office:value-type="float" office:value="196061" calcext:value-type="float">
            <text:p>196061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Private</text:p>
          </table:table-cell>
          <table:table-cell office:value-type="float" office:value="211046" calcext:value-type="float">
            <text:p>21104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2463" calcext:value-type="float">
            <text:p>246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Private</text:p>
          </table:table-cell>
          <table:table-cell office:value-type="float" office:value="31577" calcext:value-type="float">
            <text:p>3157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Private</text:p>
          </table:table-cell>
          <table:table-cell office:value-type="float" office:value="162343" calcext:value-type="float">
            <text:p>16234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Private</text:p>
          </table:table-cell>
          <table:table-cell office:value-type="float" office:value="128831" calcext:value-type="float">
            <text:p>12883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Private</text:p>
          </table:table-cell>
          <table:table-cell office:value-type="float" office:value="316688" calcext:value-type="float">
            <text:p>31668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Private</text:p>
          </table:table-cell>
          <table:table-cell office:value-type="float" office:value="90758" calcext:value-type="float">
            <text:p>90758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ivate</text:p>
          </table:table-cell>
          <table:table-cell office:value-type="float" office:value="274363" calcext:value-type="float">
            <text:p>274363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ngland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ivate</text:p>
          </table:table-cell>
          <table:table-cell office:value-type="float" office:value="154538" calcext:value-type="float">
            <text:p>154538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ivate</text:p>
          </table:table-cell>
          <table:table-cell office:value-type="float" office:value="106085" calcext:value-type="float">
            <text:p>10608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721" calcext:value-type="float">
            <text:p>17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Self-emp-not-inc</text:p>
          </table:table-cell>
          <table:table-cell office:value-type="float" office:value="315859" calcext:value-type="float">
            <text:p>315859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51471" calcext:value-type="float">
            <text:p>5147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Private</text:p>
          </table:table-cell>
          <table:table-cell office:value-type="float" office:value="193830" calcext:value-type="float">
            <text:p>193830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Private</text:p>
          </table:table-cell>
          <table:table-cell office:value-type="float" office:value="231043" calcext:value-type="float">
            <text:p>23104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5178" calcext:value-type="float">
            <text:p>517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?</text:p>
          </table:table-cell>
          <table:table-cell office:value-type="float" office:value="23780" calcext:value-type="float">
            <text:p>23780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spouse-absent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169879" calcext:value-type="float">
            <text:p>169879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3103" calcext:value-type="float">
            <text:p>310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Private</text:p>
          </table:table-cell>
          <table:table-cell office:value-type="float" office:value="270333" calcext:value-type="float">
            <text:p>270333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Private</text:p>
          </table:table-cell>
          <table:table-cell office:value-type="float" office:value="138768" calcext:value-type="float">
            <text:p>13876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ivate</text:p>
          </table:table-cell>
          <table:table-cell office:value-type="float" office:value="191571" calcext:value-type="float">
            <text:p>19157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?</text:p>
          </table:table-cell>
          <table:table-cell office:value-type="float" office:value="219941" calcext:value-type="float">
            <text:p>219941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ivate</text:p>
          </table:table-cell>
          <table:table-cell office:value-type="float" office:value="94113" calcext:value-type="float">
            <text:p>9411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Private</text:p>
          </table:table-cell>
          <table:table-cell office:value-type="float" office:value="137510" calcext:value-type="float">
            <text:p>137510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Private</text:p>
          </table:table-cell>
          <table:table-cell office:value-type="float" office:value="32607" calcext:value-type="float">
            <text:p>32607</text:p>
          </table:table-cell>
          <table:table-cell office:value-type="string" calcext:value-type="string">
            <text:p><text:s/>10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Self-emp-not-inc</text:p>
          </table:table-cell>
          <table:table-cell office:value-type="float" office:value="93208" calcext:value-type="float">
            <text:p>9320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Italy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Private</text:p>
          </table:table-cell>
          <table:table-cell office:value-type="float" office:value="254440" calcext:value-type="float">
            <text:p>254440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Private</text:p>
          </table:table-cell>
          <table:table-cell office:value-type="float" office:value="186556" calcext:value-type="float">
            <text:p>186556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Private</text:p>
          </table:table-cell>
          <table:table-cell office:value-type="float" office:value="169871" calcext:value-type="float">
            <text:p>16987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Private</text:p>
          </table:table-cell>
          <table:table-cell office:value-type="float" office:value="191277" calcext:value-type="float">
            <text:p>19127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Private</text:p>
          </table:table-cell>
          <table:table-cell office:value-type="float" office:value="167159" calcext:value-type="float">
            <text:p>167159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171871" calcext:value-type="float">
            <text:p>171871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Private</text:p>
          </table:table-cell>
          <table:table-cell office:value-type="float" office:value="154411" calcext:value-type="float">
            <text:p>154411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ivate</text:p>
          </table:table-cell>
          <table:table-cell office:value-type="float" office:value="129227" calcext:value-type="float">
            <text:p>12922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Private</text:p>
          </table:table-cell>
          <table:table-cell office:value-type="float" office:value="110331" calcext:value-type="float">
            <text:p>11033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672" calcext:value-type="float">
            <text:p>16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Private</text:p>
          </table:table-cell>
          <table:table-cell office:value-type="float" office:value="34269" calcext:value-type="float">
            <text:p>3426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Private</text:p>
          </table:table-cell>
          <table:table-cell office:value-type="float" office:value="174355" calcext:value-type="float">
            <text:p>17435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Private</text:p>
          </table:table-cell>
          <table:table-cell office:value-type="float" office:value="680390" calcext:value-type="float">
            <text:p>68039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ivate</text:p>
          </table:table-cell>
          <table:table-cell office:value-type="float" office:value="233130" calcext:value-type="float">
            <text:p>233130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Self-emp-inc</text:p>
          </table:table-cell>
          <table:table-cell office:value-type="float" office:value="165474" calcext:value-type="float">
            <text:p>165474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?</text:p>
          </table:table-cell>
          <table:table-cell office:value-type="float" office:value="257780" calcext:value-type="float">
            <text:p>257780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Private</text:p>
          </table:table-cell>
          <table:table-cell office:value-type="float" office:value="194259" calcext:value-type="float">
            <text:p>19425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4386" calcext:value-type="float">
            <text:p>438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Private</text:p>
          </table:table-cell>
          <table:table-cell office:value-type="float" office:value="280093" calcext:value-type="float">
            <text:p>28009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Self-emp-not-inc</text:p>
          </table:table-cell>
          <table:table-cell office:value-type="float" office:value="177387" calcext:value-type="float">
            <text:p>17738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?</text:p>
          </table:table-cell>
          <table:table-cell office:value-type="float" office:value="28929" calcext:value-type="float">
            <text:p>28929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Private</text:p>
          </table:table-cell>
          <table:table-cell office:value-type="float" office:value="105304" calcext:value-type="float">
            <text:p>10530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Private</text:p>
          </table:table-cell>
          <table:table-cell office:value-type="float" office:value="499233" calcext:value-type="float">
            <text:p>49923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Private</text:p>
          </table:table-cell>
          <table:table-cell office:value-type="float" office:value="180572" calcext:value-type="float">
            <text:p>180572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ivate</text:p>
          </table:table-cell>
          <table:table-cell office:value-type="float" office:value="321435" calcext:value-type="float">
            <text:p>321435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Private</text:p>
          </table:table-cell>
          <table:table-cell office:value-type="float" office:value="86108" calcext:value-type="float">
            <text:p>8610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Private</text:p>
          </table:table-cell>
          <table:table-cell office:value-type="float" office:value="198124" calcext:value-type="float">
            <text:p>198124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ivate</text:p>
          </table:table-cell>
          <table:table-cell office:value-type="float" office:value="135162" calcext:value-type="float">
            <text:p>13516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Private</text:p>
          </table:table-cell>
          <table:table-cell office:value-type="float" office:value="146813" calcext:value-type="float">
            <text:p>14681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Local-gov</text:p>
          </table:table-cell>
          <table:table-cell office:value-type="float" office:value="291175" calcext:value-type="float">
            <text:p>291175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Private</text:p>
          </table:table-cell>
          <table:table-cell office:value-type="float" office:value="387569" calcext:value-type="float">
            <text:p>38756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4386" calcext:value-type="float">
            <text:p>438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ivate</text:p>
          </table:table-cell>
          <table:table-cell office:value-type="float" office:value="102895" calcext:value-type="float">
            <text:p>10289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Local-gov</text:p>
          </table:table-cell>
          <table:table-cell office:value-type="float" office:value="33274" calcext:value-type="float">
            <text:p>3327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Private</text:p>
          </table:table-cell>
          <table:table-cell office:value-type="float" office:value="86551" calcext:value-type="float">
            <text:p>86551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Private</text:p>
          </table:table-cell>
          <table:table-cell office:value-type="float" office:value="138192" calcext:value-type="float">
            <text:p>138192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118966" calcext:value-type="float">
            <text:p>11896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Private</text:p>
          </table:table-cell>
          <table:table-cell office:value-type="float" office:value="99784" calcext:value-type="float">
            <text:p>99784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Private</text:p>
          </table:table-cell>
          <table:table-cell office:value-type="float" office:value="90980" calcext:value-type="float">
            <text:p>90980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Self-emp-not-inc</text:p>
          </table:table-cell>
          <table:table-cell office:value-type="float" office:value="177407" calcext:value-type="float">
            <text:p>17740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Private</text:p>
          </table:table-cell>
          <table:table-cell office:value-type="float" office:value="96467" calcext:value-type="float">
            <text:p>96467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State-gov</text:p>
          </table:table-cell>
          <table:table-cell office:value-type="float" office:value="327886" calcext:value-type="float">
            <text:p>327886</text:p>
          </table:table-cell>
          <table:table-cell office:value-type="string" calcext:value-type="string">
            <text:p><text:s/>Doctora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ivate</text:p>
          </table:table-cell>
          <table:table-cell office:value-type="float" office:value="111567" calcext:value-type="float">
            <text:p>11156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Local-gov</text:p>
          </table:table-cell>
          <table:table-cell office:value-type="float" office:value="166545" calcext:value-type="float">
            <text:p>16654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Private</text:p>
          </table:table-cell>
          <table:table-cell office:value-type="float" office:value="142182" calcext:value-type="float">
            <text:p>14218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ivate</text:p>
          </table:table-cell>
          <table:table-cell office:value-type="float" office:value="188798" calcext:value-type="float">
            <text:p>188798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Private</text:p>
          </table:table-cell>
          <table:table-cell office:value-type="float" office:value="38563" calcext:value-type="float">
            <text:p>38563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Private</text:p>
          </table:table-cell>
          <table:table-cell office:value-type="float" office:value="216284" calcext:value-type="float">
            <text:p>216284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ivate</text:p>
          </table:table-cell>
          <table:table-cell office:value-type="float" office:value="191547" calcext:value-type="float">
            <text:p>19154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Mexico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Private</text:p>
          </table:table-cell>
          <table:table-cell office:value-type="float" office:value="285335" calcext:value-type="float">
            <text:p>285335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Self-emp-inc</text:p>
          </table:table-cell>
          <table:table-cell office:value-type="float" office:value="142712" calcext:value-type="float">
            <text:p>14271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80945" calcext:value-type="float">
            <text:p>8094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ivate</text:p>
          </table:table-cell>
          <table:table-cell office:value-type="float" office:value="309055" calcext:value-type="float">
            <text:p>30905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Private</text:p>
          </table:table-cell>
          <table:table-cell office:value-type="float" office:value="62339" calcext:value-type="float">
            <text:p>62339</text:p>
          </table:table-cell>
          <table:table-cell office:value-type="string" calcext:value-type="string">
            <text:p><text:s/>10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Private</text:p>
          </table:table-cell>
          <table:table-cell office:value-type="float" office:value="368700" calcext:value-type="float">
            <text:p>368700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Private</text:p>
          </table:table-cell>
          <table:table-cell office:value-type="float" office:value="176186" calcext:value-type="float">
            <text:p>176186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Self-emp-not-inc</text:p>
          </table:table-cell>
          <table:table-cell office:value-type="float" office:value="266855" calcext:value-type="float">
            <text:p>266855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Separat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Private</text:p>
          </table:table-cell>
          <table:table-cell office:value-type="float" office:value="48087" calcext:value-type="float">
            <text:p>48087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ivate</text:p>
          </table:table-cell>
          <table:table-cell office:value-type="float" office:value="121313" calcext:value-type="float">
            <text:p>12131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Self-emp-not-inc</text:p>
          </table:table-cell>
          <table:table-cell office:value-type="float" office:value="143437" calcext:value-type="float">
            <text:p>143437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10605" calcext:value-type="float">
            <text:p>1060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Self-emp-not-inc</text:p>
          </table:table-cell>
          <table:table-cell office:value-type="float" office:value="160724" calcext:value-type="float">
            <text:p>160724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China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Private</text:p>
          </table:table-cell>
          <table:table-cell office:value-type="float" office:value="282753" calcext:value-type="float">
            <text:p>282753</text:p>
          </table:table-cell>
          <table:table-cell office:value-type="string" calcext:value-type="string">
            <text:p><text:s/>5th-6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Private</text:p>
          </table:table-cell>
          <table:table-cell office:value-type="float" office:value="194636" calcext:value-type="float">
            <text:p>194636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Private</text:p>
          </table:table-cell>
          <table:table-cell office:value-type="float" office:value="153044" calcext:value-type="float">
            <text:p>15304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Private</text:p>
          </table:table-cell>
          <table:table-cell office:value-type="float" office:value="411797" calcext:value-type="float">
            <text:p>411797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Private</text:p>
          </table:table-cell>
          <table:table-cell office:value-type="float" office:value="117683" calcext:value-type="float">
            <text:p>11768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Private</text:p>
          </table:table-cell>
          <table:table-cell office:value-type="float" office:value="376540" calcext:value-type="float">
            <text:p>37654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Private</text:p>
          </table:table-cell>
          <table:table-cell office:value-type="float" office:value="72393" calcext:value-type="float">
            <text:p>72393</text:p>
          </table:table-cell>
          <table:table-cell office:value-type="string" calcext:value-type="string">
            <text:p><text:s/>9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Private</text:p>
          </table:table-cell>
          <table:table-cell office:value-type="float" office:value="270335" calcext:value-type="float">
            <text:p>270335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Other-relativ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Philippin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rivate</text:p>
          </table:table-cell>
          <table:table-cell office:value-type="float" office:value="96226" calcext:value-type="float">
            <text:p>9622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Private</text:p>
          </table:table-cell>
          <table:table-cell office:value-type="float" office:value="95336" calcext:value-type="float">
            <text:p>95336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258498" calcext:value-type="float">
            <text:p>25849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?</text:p>
          </table:table-cell>
          <table:table-cell office:value-type="float" office:value="149698" calcext:value-type="float">
            <text:p>14969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Private</text:p>
          </table:table-cell>
          <table:table-cell office:value-type="float" office:value="205865" calcext:value-type="float">
            <text:p>205865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Self-emp-inc</text:p>
          </table:table-cell>
          <table:table-cell office:value-type="float" office:value="155781" calcext:value-type="float">
            <text:p>155781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Self-emp-not-inc</text:p>
          </table:table-cell>
          <table:table-cell office:value-type="float" office:value="406468" calcext:value-type="float">
            <text:p>40646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Private</text:p>
          </table:table-cell>
          <table:table-cell office:value-type="float" office:value="177119" calcext:value-type="float">
            <text:p>177119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?</text:p>
          </table:table-cell>
          <table:table-cell office:value-type="float" office:value="144397" calcext:value-type="float">
            <text:p>144397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Self-emp-not-inc</text:p>
          </table:table-cell>
          <table:table-cell office:value-type="float" office:value="372525" calcext:value-type="float">
            <text:p>372525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Private</text:p>
          </table:table-cell>
          <table:table-cell office:value-type="float" office:value="164170" calcext:value-type="float">
            <text:p>164170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India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Private</text:p>
          </table:table-cell>
          <table:table-cell office:value-type="float" office:value="183800" calcext:value-type="float">
            <text:p>183800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7688" calcext:value-type="float">
            <text:p>768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Self-emp-not-inc</text:p>
          </table:table-cell>
          <table:table-cell office:value-type="float" office:value="177307" calcext:value-type="float">
            <text:p>177307</text:p>
          </table:table-cell>
          <table:table-cell office:value-type="string" calcext:value-type="string">
            <text:p><text:s/>Prof-schoo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Private</text:p>
          </table:table-cell>
          <table:table-cell office:value-type="float" office:value="170108" calcext:value-type="float">
            <text:p>170108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Private</text:p>
          </table:table-cell>
          <table:table-cell office:value-type="float" office:value="341995" calcext:value-type="float">
            <text:p>34199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Private</text:p>
          </table:table-cell>
          <table:table-cell office:value-type="float" office:value="226508" calcext:value-type="float">
            <text:p>226508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ivate</text:p>
          </table:table-cell>
          <table:table-cell office:value-type="float" office:value="87418" calcext:value-type="float">
            <text:p>87418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Private</text:p>
          </table:table-cell>
          <table:table-cell office:value-type="float" office:value="109165" calcext:value-type="float">
            <text:p>10916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Local-gov</text:p>
          </table:table-cell>
          <table:table-cell office:value-type="float" office:value="28856" calcext:value-type="float">
            <text:p>28856</text:p>
          </table:table-cell>
          <table:table-cell office:value-type="string" calcext:value-type="string">
            <text:p><text:s/>7th-8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Self-emp-not-inc</text:p>
          </table:table-cell>
          <table:table-cell office:value-type="float" office:value="175897" calcext:value-type="float">
            <text:p>175897</text:p>
          </table:table-cell>
          <table:table-cell office:value-type="string" calcext:value-type="string">
            <text:p><text:s/>9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Private</text:p>
          </table:table-cell>
          <table:table-cell office:value-type="float" office:value="99697" calcext:value-type="float">
            <text:p>9969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?</text:p>
          </table:table-cell>
          <table:table-cell office:value-type="float" office:value="90270" calcext:value-type="float">
            <text:p>90270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Amer-Indian-Eskimo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ivate</text:p>
          </table:table-cell>
          <table:table-cell office:value-type="float" office:value="152375" calcext:value-type="float">
            <text:p>15237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Private</text:p>
          </table:table-cell>
          <table:table-cell office:value-type="float" office:value="171550" calcext:value-type="float">
            <text:p>17155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Private</text:p>
          </table:table-cell>
          <table:table-cell office:value-type="float" office:value="211154" calcext:value-type="float">
            <text:p>21115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ivate</text:p>
          </table:table-cell>
          <table:table-cell office:value-type="float" office:value="202570" calcext:value-type="float">
            <text:p>202570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Self-emp-not-inc</text:p>
          </table:table-cell>
          <table:table-cell office:value-type="float" office:value="168496" calcext:value-type="float">
            <text:p>16849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Private</text:p>
          </table:table-cell>
          <table:table-cell office:value-type="float" office:value="68898" calcext:value-type="float">
            <text:p>6889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rivate</text:p>
          </table:table-cell>
          <table:table-cell office:value-type="float" office:value="93235" calcext:value-type="float">
            <text:p>9323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Private</text:p>
          </table:table-cell>
          <table:table-cell office:value-type="float" office:value="278924" calcext:value-type="float">
            <text:p>27892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Self-emp-not-inc</text:p>
          </table:table-cell>
          <table:table-cell office:value-type="float" office:value="311020" calcext:value-type="float">
            <text:p>311020</text:p>
          </table:table-cell>
          <table:table-cell office:value-type="string" calcext:value-type="string">
            <text:p><text:s/>10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ivate</text:p>
          </table:table-cell>
          <table:table-cell office:value-type="float" office:value="175878" calcext:value-type="float">
            <text:p>17587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Private</text:p>
          </table:table-cell>
          <table:table-cell office:value-type="float" office:value="543028" calcext:value-type="float">
            <text:p>54302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Private</text:p>
          </table:table-cell>
          <table:table-cell office:value-type="float" office:value="202027" calcext:value-type="float">
            <text:p>202027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15024" calcext:value-type="float">
            <text:p>1502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ivate</text:p>
          </table:table-cell>
          <table:table-cell office:value-type="float" office:value="158926" calcext:value-type="float">
            <text:p>158926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South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Self-emp-inc</text:p>
          </table:table-cell>
          <table:table-cell office:value-type="float" office:value="76860" calcext:value-type="float">
            <text:p>7686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Self-emp-not-inc</text:p>
          </table:table-cell>
          <table:table-cell office:value-type="float" office:value="136063" calcext:value-type="float">
            <text:p>13606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Private</text:p>
          </table:table-cell>
          <table:table-cell office:value-type="float" office:value="186648" calcext:value-type="float">
            <text:p>18664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Private</text:p>
          </table:table-cell>
          <table:table-cell office:value-type="float" office:value="257509" calcext:value-type="float">
            <text:p>25750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Private</text:p>
          </table:table-cell>
          <table:table-cell office:value-type="float" office:value="98155" calcext:value-type="float">
            <text:p>9815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Private</text:p>
          </table:table-cell>
          <table:table-cell office:value-type="float" office:value="274198" calcext:value-type="float">
            <text:p>274198</text:p>
          </table:table-cell>
          <table:table-cell office:value-type="string" calcext:value-type="string">
            <text:p><text:s/>5th-6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Mexico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Private</text:p>
          </table:table-cell>
          <table:table-cell office:value-type="float" office:value="97083" calcext:value-type="float">
            <text:p>9708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?</text:p>
          </table:table-cell>
          <table:table-cell office:value-type="float" office:value="29825" calcext:value-type="float">
            <text:p>2982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Private</text:p>
          </table:table-cell>
          <table:table-cell office:value-type="float" office:value="262153" calcext:value-type="float">
            <text:p>26215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Private</text:p>
          </table:table-cell>
          <table:table-cell office:value-type="float" office:value="214738" calcext:value-type="float">
            <text:p>214738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Private</text:p>
          </table:table-cell>
          <table:table-cell office:value-type="float" office:value="138022" calcext:value-type="float">
            <text:p>138022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Private</text:p>
          </table:table-cell>
          <table:table-cell office:value-type="float" office:value="91842" calcext:value-type="float">
            <text:p>9184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373662" calcext:value-type="float">
            <text:p>373662</text:p>
          </table:table-cell>
          <table:table-cell office:value-type="string" calcext:value-type="string">
            <text:p><text:s/>1st-4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rried-spouse-absent</text:p>
          </table:table-cell>
          <table:table-cell office:value-type="string" calcext:value-type="string">
            <text:p><text:s/>Priv-house-serv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Guatemala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Private</text:p>
          </table:table-cell>
          <table:table-cell office:value-type="float" office:value="162003" calcext:value-type="float">
            <text:p>16200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?</text:p>
          </table:table-cell>
          <table:table-cell office:value-type="float" office:value="52114" calcext:value-type="float">
            <text:p>52114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Local-gov</text:p>
          </table:table-cell>
          <table:table-cell office:value-type="float" office:value="241843" calcext:value-type="float">
            <text:p>241843</text:p>
          </table:table-cell>
          <table:table-cell office:value-type="string" calcext:value-type="string">
            <text:p><text:s/>Presch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Private</text:p>
          </table:table-cell>
          <table:table-cell office:value-type="float" office:value="375871" calcext:value-type="float">
            <text:p>37587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Mexico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Private</text:p>
          </table:table-cell>
          <table:table-cell office:value-type="float" office:value="186934" calcext:value-type="float">
            <text:p>186934</text:p>
          </table:table-cell>
          <table:table-cell office:value-type="string" calcext:value-type="string">
            <text:p><text:s/>11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3103" calcext:value-type="float">
            <text:p>310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Private</text:p>
          </table:table-cell>
          <table:table-cell office:value-type="float" office:value="176900" calcext:value-type="float">
            <text:p>17690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Private</text:p>
          </table:table-cell>
          <table:table-cell office:value-type="float" office:value="21906" calcext:value-type="float">
            <text:p>21906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Private</text:p>
          </table:table-cell>
          <table:table-cell office:value-type="float" office:value="132222" calcext:value-type="float">
            <text:p>132222</text:p>
          </table:table-cell>
          <table:table-cell office:value-type="string" calcext:value-type="string">
            <text:p><text:s/>Prof-schoo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ivate</text:p>
          </table:table-cell>
          <table:table-cell office:value-type="float" office:value="143653" calcext:value-type="float">
            <text:p>14365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111567" calcext:value-type="float">
            <text:p>111567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ivate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Amer-Indian-Eskimo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ivate</text:p>
          </table:table-cell>
          <table:table-cell office:value-type="float" office:value="465507" calcext:value-type="float">
            <text:p>46550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Self-emp-inc</text:p>
          </table:table-cell>
          <table:table-cell office:value-type="float" office:value="196373" calcext:value-type="float">
            <text:p>19637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Private</text:p>
          </table:table-cell>
          <table:table-cell office:value-type="float" office:value="293227" calcext:value-type="float">
            <text:p>29322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Private</text:p>
          </table:table-cell>
          <table:table-cell office:value-type="float" office:value="241752" calcext:value-type="float">
            <text:p>24175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Local-gov</text:p>
          </table:table-cell>
          <table:table-cell office:value-type="float" office:value="166398" calcext:value-type="float">
            <text:p>166398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Private</text:p>
          </table:table-cell>
          <table:table-cell office:value-type="float" office:value="184682" calcext:value-type="float">
            <text:p>18468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Self-emp-inc</text:p>
          </table:table-cell>
          <table:table-cell office:value-type="float" office:value="108293" calcext:value-type="float">
            <text:p>108293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0" calcext:value-type="float">
            <text:p>0</text:p>
          </table:table-cell>
          <table:table-cell office:value-type="float" office:value="1977" calcext:value-type="float">
            <text:p>197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ivate</text:p>
          </table:table-cell>
          <table:table-cell office:value-type="float" office:value="250802" calcext:value-type="float">
            <text:p>25080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Self-emp-not-inc</text:p>
          </table:table-cell>
          <table:table-cell office:value-type="float" office:value="325159" calcext:value-type="float">
            <text:p>32515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State-gov</text:p>
          </table:table-cell>
          <table:table-cell office:value-type="float" office:value="174675" calcext:value-type="float">
            <text:p>17467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Wife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ivate</text:p>
          </table:table-cell>
          <table:table-cell office:value-type="float" office:value="227065" calcext:value-type="float">
            <text:p>227065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Private</text:p>
          </table:table-cell>
          <table:table-cell office:value-type="float" office:value="269080" calcext:value-type="float">
            <text:p>269080</text:p>
          </table:table-cell>
          <table:table-cell office:value-type="string" calcext:value-type="string">
            <text:p><text:s/>7th-8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Private</text:p>
          </table:table-cell>
          <table:table-cell office:value-type="float" office:value="177722" calcext:value-type="float">
            <text:p>177722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Private</text:p>
          </table:table-cell>
          <table:table-cell office:value-type="float" office:value="133461" calcext:value-type="float">
            <text:p>133461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Private</text:p>
          </table:table-cell>
          <table:table-cell office:value-type="float" office:value="239683" calcext:value-type="float">
            <text:p>239683</text:p>
          </table:table-cell>
          <table:table-cell office:value-type="string" calcext:value-type="string">
            <text:p><text:s/>10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Self-emp-inc</text:p>
          </table:table-cell>
          <table:table-cell office:value-type="float" office:value="398473" calcext:value-type="float">
            <text:p>398473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Local-gov</text:p>
          </table:table-cell>
          <table:table-cell office:value-type="float" office:value="298785" calcext:value-type="float">
            <text:p>298785</text:p>
          </table:table-cell>
          <table:table-cell office:value-type="string" calcext:value-type="string">
            <text:p><text:s/>10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Self-emp-not-inc</text:p>
          </table:table-cell>
          <table:table-cell office:value-type="float" office:value="123424" calcext:value-type="float">
            <text:p>123424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Private</text:p>
          </table:table-cell>
          <table:table-cell office:value-type="float" office:value="176286" calcext:value-type="float">
            <text:p>176286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Private</text:p>
          </table:table-cell>
          <table:table-cell office:value-type="float" office:value="150062" calcext:value-type="float">
            <text:p>150062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Private</text:p>
          </table:table-cell>
          <table:table-cell office:value-type="float" office:value="169240" calcext:value-type="float">
            <text:p>16924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Private</text:p>
          </table:table-cell>
          <table:table-cell office:value-type="float" office:value="288273" calcext:value-type="float">
            <text:p>288273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Mexico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Private</text:p>
          </table:table-cell>
          <table:table-cell office:value-type="float" office:value="526968" calcext:value-type="float">
            <text:p>526968</text:p>
          </table:table-cell>
          <table:table-cell office:value-type="string" calcext:value-type="string">
            <text:p><text:s/>10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Private</text:p>
          </table:table-cell>
          <table:table-cell office:value-type="float" office:value="57066" calcext:value-type="float">
            <text:p>5706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Private</text:p>
          </table:table-cell>
          <table:table-cell office:value-type="float" office:value="323573" calcext:value-type="float">
            <text:p>32357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Self-emp-inc</text:p>
          </table:table-cell>
          <table:table-cell office:value-type="float" office:value="368825" calcext:value-type="float">
            <text:p>36882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Self-emp-not-inc</text:p>
          </table:table-cell>
          <table:table-cell office:value-type="float" office:value="189721" calcext:value-type="float">
            <text:p>18972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Private</text:p>
          </table:table-cell>
          <table:table-cell office:value-type="float" office:value="164966" calcext:value-type="float">
            <text:p>164966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Asian-Pac-Islander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India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?</text:p>
          </table:table-cell>
          <table:table-cell office:value-type="float" office:value="94954" calcext:value-type="float">
            <text:p>94954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ivate</text:p>
          </table:table-cell>
          <table:table-cell office:value-type="float" office:value="202046" calcext:value-type="float">
            <text:p>20204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Private</text:p>
          </table:table-cell>
          <table:table-cell office:value-type="float" office:value="161538" calcext:value-type="float">
            <text:p>161538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ech-support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Private</text:p>
          </table:table-cell>
          <table:table-cell office:value-type="float" office:value="105252" calcext:value-type="float">
            <text:p>105252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2392" calcext:value-type="float">
            <text:p>239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Private</text:p>
          </table:table-cell>
          <table:table-cell office:value-type="float" office:value="200153" calcext:value-type="float">
            <text:p>20015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Private</text:p>
          </table:table-cell>
          <table:table-cell office:value-type="float" office:value="32185" calcext:value-type="float">
            <text:p>3218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Transport-moving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Private</text:p>
          </table:table-cell>
          <table:table-cell office:value-type="float" office:value="178326" calcext:value-type="float">
            <text:p>178326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Private</text:p>
          </table:table-cell>
          <table:table-cell office:value-type="float" office:value="255957" calcext:value-type="float">
            <text:p>255957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4101" calcext:value-type="float">
            <text:p>410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State-gov</text:p>
          </table:table-cell>
          <table:table-cell office:value-type="float" office:value="188693" calcext:value-type="float">
            <text:p>188693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Private</text:p>
          </table:table-cell>
          <table:table-cell office:value-type="float" office:value="182977" calcext:value-type="float">
            <text:p>18297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office:value-type="float" office:value="2964" calcext:value-type="float">
            <text:p>296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ivate</text:p>
          </table:table-cell>
          <table:table-cell office:value-type="float" office:value="159929" calcext:value-type="float">
            <text:p>15992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Handlers-cleaners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Private</text:p>
          </table:table-cell>
          <table:table-cell office:value-type="float" office:value="123207" calcext:value-type="float">
            <text:p>123207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Private</text:p>
          </table:table-cell>
          <table:table-cell office:value-type="float" office:value="284317" calcext:value-type="float">
            <text:p>284317</text:p>
          </table:table-cell>
          <table:table-cell office:value-type="string" calcext:value-type="string">
            <text:p><text:s/>Assoc-acd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?</text:p>
          </table:table-cell>
          <table:table-cell office:value-type="float" office:value="184699" calcext:value-type="float">
            <text:p>184699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?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Self-emp-not-inc</text:p>
          </table:table-cell>
          <table:table-cell office:value-type="float" office:value="154474" calcext:value-type="float">
            <text:p>154474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Farming-fishing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Local-gov</text:p>
          </table:table-cell>
          <table:table-cell office:value-type="float" office:value="318280" calcext:value-type="float">
            <text:p>31828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Protective-serv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Private</text:p>
          </table:table-cell>
          <table:table-cell office:value-type="float" office:value="254907" calcext:value-type="float">
            <text:p>254907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Other-service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Private</text:p>
          </table:table-cell>
          <table:table-cell office:value-type="float" office:value="349221" calcext:value-type="float">
            <text:p>34922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Own-child</text:p>
          </table:table-cell>
          <table:table-cell office:value-type="string" calcext:value-type="string">
            <text:p><text:s/>Black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Private</text:p>
          </table:table-cell>
          <table:table-cell office:value-type="float" office:value="335973" calcext:value-type="float">
            <text:p>33597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Private</text:p>
          </table:table-cell>
          <table:table-cell office:value-type="float" office:value="126701" calcext:value-type="float">
            <text:p>126701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Private</text:p>
          </table:table-cell>
          <table:table-cell office:value-type="float" office:value="122159" calcext:value-type="float">
            <text:p>122159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idow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Female</text:p>
          </table:table-cell>
          <table:table-cell office:value-type="float" office:value="3325" calcext:value-type="float">
            <text:p>332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Private</text:p>
          </table:table-cell>
          <table:table-cell office:value-type="float" office:value="187370" calcext:value-type="float">
            <text:p>187370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Sales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0" calcext:value-type="float">
            <text:p>0</text:p>
          </table:table-cell>
          <table:table-cell office:value-type="float" office:value="1504" calcext:value-type="float">
            <text:p>15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Private</text:p>
          </table:table-cell>
          <table:table-cell office:value-type="float" office:value="194636" calcext:value-type="float">
            <text:p>194636</text:p>
          </table:table-cell>
          <table:table-cell office:value-type="string" calcext:value-type="string">
            <text:p><text:s/>Assoc-vo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Self-emp-not-inc</text:p>
          </table:table-cell>
          <table:table-cell office:value-type="float" office:value="124793" calcext:value-type="float">
            <text:p>124793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Craft-repair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Private</text:p>
          </table:table-cell>
          <table:table-cell office:value-type="float" office:value="192835" calcext:value-type="float">
            <text:p>192835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Adm-cleric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ivate</text:p>
          </table:table-cell>
          <table:table-cell office:value-type="float" office:value="290226" calcext:value-type="float">
            <text:p>290226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ever-marri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Private</text:p>
          </table:table-cell>
          <table:table-cell office:value-type="float" office:value="112840" calcext:value-type="float">
            <text:p>112840</text:p>
          </table:table-cell>
          <table:table-cell office:value-type="string" calcext:value-type="string">
            <text:p><text:s/>HS-gr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Private</text:p>
          </table:table-cell>
          <table:table-cell office:value-type="float" office:value="89325" calcext:value-type="float">
            <text:p>89325</text:p>
          </table:table-cell>
          <table:table-cell office:value-type="string" calcext:value-type="string">
            <text:p><text:s/>Mast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Prof-specialty</text:p>
          </table:table-cell>
          <table:table-cell office:value-type="string" calcext:value-type="string">
            <text:p><text:s/>Not-in-family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Federal-gov</text:p>
          </table:table-cell>
          <table:table-cell office:value-type="float" office:value="33109" calcext:value-type="float">
            <text:p>33109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vorced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Unmarrie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Private</text:p>
          </table:table-cell>
          <table:table-cell office:value-type="float" office:value="82465" calcext:value-type="float">
            <text:p>82465</text:p>
          </table:table-cell>
          <table:table-cell office:value-type="string" calcext:value-type="string">
            <text:p><text:s/>Some-colle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Machine-op-inspct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2580" calcext:value-type="float">
            <text:p>258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lt;=50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Self-emp-inc</text:p>
          </table:table-cell>
          <table:table-cell office:value-type="float" office:value="329980" calcext:value-type="float">
            <text:p>329980</text:p>
          </table:table-cell>
          <table:table-cell office:value-type="string" calcext:value-type="string">
            <text:p><text:s/>Bachelo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ried-civ-spouse</text:p>
          </table:table-cell>
          <table:table-cell office:value-type="string" calcext:value-type="string">
            <text:p><text:s/>Exec-managerial</text:p>
          </table:table-cell>
          <table:table-cell office:value-type="string" calcext:value-type="string">
            <text:p><text:s/>Husband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ale</text:p>
          </table:table-cell>
          <table:table-cell office:value-type="float" office:value="15024" calcext:value-type="float">
            <text:p>150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United-States</text:p>
          </table:table-cell>
          <table:table-cell office:value-type="string" calcext:value-type="string">
            <text:p><text:s/>&gt;50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2T17:37:49.615000000</dc:date>
    <meta:editing-duration>PT9M48S</meta:editing-duration>
    <meta:editing-cycles>1</meta:editing-cycles>
    <meta:generator>LibreOffice/7.0.1.2$Windows_X86_64 LibreOffice_project/7cbcfc562f6eb6708b5ff7d7397325de9e764452</meta:generator>
    <meta:document-statistic meta:table-count="1" meta:cell-count="15015" meta:object-count="0"/>
  </office:meta>
</office:document-meta>
</file>